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5" table:default-cell-style-name="Default"/>
        <table:table-row table:style-name="ro1">
          <table:table-cell table:style-name="ce8" table:formula="of:=COM.MICROSOFT.CONCAT([.C208];[.F208];[.D208];[.G208];[.H208])" office:value-type="string" office:string-value="Class 1: 510 - The Arcane Eternal" calcext:value-type="string">
            <text:p>Class 1: 510 - The Arcane Eternal</text:p>
          </table:table-cell>
          <table:table-cell table:style-name="ce6" office:value-type="float" office:value="510" calcext:value-type="float">
            <text:p>51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8" table:formula="of:=COM.MICROSOFT.CONCAT([.C209];[.F209];[.D209];[.G209];[.H209])" office:value-type="string" office:string-value="Class 2: 508 - The Ashen Titan" calcext:value-type="string">
            <text:p>Class 2: 508 - The Ashen Titan</text:p>
          </table:table-cell>
          <table:table-cell table:style-name="ce6" office:value-type="float" office:value="508" calcext:value-type="float">
            <text:p>508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834" calcext:value-type="float">
            <text:p>1834</text:p>
          </table:table-cell>
          <table:table-cell table:style-name="ce5" table:formula="of:=[.E2]" office:value-type="float" office:value="1834" calcext:value-type="float">
            <text:p>1834.0</text:p>
          </table:table-cell>
          <table:table-cell/>
          <table:table-cell table:style-name="ce6"/>
          <table:table-cell table:style-name="ce32" table:formula="of:=[.V9]" office:value-type="float" office:value="100855315.82224" calcext:value-type="float">
            <text:p>100,855,316</text:p>
          </table:table-cell>
          <table:table-cell table:style-name="ce32"/>
          <table:table-cell table:style-name="ce11" table:formula="of:=[.W9]" office:value-type="float" office:value="4533464.6" calcext:value-type="float">
            <text:p>4,533,464.6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1]))" office:value-type="float" office:value="69692" calcext:value-type="float">
            <text:p>69692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4.583272" calcext:value-type="float">
            <text:p>234.6</text:p>
          </table:table-cell>
          <table:table-cell table:style-name="ce10" table:formula="of:=1.1%*(1+[.S21])/60" office:value-type="percentage" office:value="0.003366" calcext:value-type="percentage">
            <text:p>0.34%</text:p>
          </table:table-cell>
          <table:table-cell table:style-name="ce9" table:formula="of:=[.W2]*60" office:value-type="percentage" office:value="0.20196" calcext:value-type="percentage">
            <text:p>20.20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AA2]*2.20462" office:value-type="float" office:value="110.231" calcext:value-type="float">
            <text:p>110.231</text:p>
          </table:table-cell>
          <table:table-cell table:number-columns-repeated="8"/>
          <table:table-cell table:formula="of:=SUM([.AK3:.AK4])" office:value-type="float" office:value="252" calcext:value-type="float">
            <text:p>252</text:p>
          </table:table-cell>
          <table:table-cell table:formula="of:=SUM([.AL3:.AL4])" office:value-type="float" office:value="555.56424" calcext:value-type="float">
            <text:p>555.56424</text:p>
          </table:table-cell>
          <table:table-cell table:formula="of:=SUM([.AM3:.AM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8" table:formula="of:=COM.MICROSOFT.CONCAT([.C210];[.F210];[.D210];[.G210];[.H210])" office:value-type="string" office:string-value="Class 3: 500 - The Primordial Arbiter" calcext:value-type="string">
            <text:p>Class 3: 500 - The Primordial Arbiter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V10]" office:value-type="float" office:value="55.3" calcext:value-type="float">
            <text:p>55.3</text:p>
          </table:table-cell>
          <table:table-cell table:style-name="ce6"/>
          <table:table-cell table:style-name="ce12" table:formula="of:=[.V10]" office:value-type="percentage" office:value="55.3" calcext:value-type="percentage">
            <text:p>553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367.64" calcext:value-type="float">
            <text:p>367.6</text:p>
          </table:table-cell>
          <table:table-cell table:style-name="ce10" table:formula="of:=[.X3]/60" office:value-type="percentage" office:value="0.00336666666666667" calcext:value-type="percentage">
            <text:p>0.34%</text:p>
          </table:table-cell>
          <table:table-cell table:style-name="ce9" table:formula="of:=2%+([.F7]/100/100/2)" office:value-type="percentage" office:value="0.202" calcext:value-type="percentage">
            <text:p>20.2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7.5" calcext:value-type="float">
            <text:p>7.5</text:p>
          </table:table-cell>
          <table:table-cell table:formula="of:=[.AA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29.6" calcext:value-type="float">
            <text:p>129.6</text:p>
          </table:table-cell>
          <table:table-cell table:style-name="ce42" table:formula="of:=[.AK3]*2.20462" office:value-type="float" office:value="285.718752" calcext:value-type="float">
            <text:p>285.72</text:p>
          </table:table-cell>
          <table:table-cell table:style-name="ce42" table:formula="of:=[.AL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35" calcext:value-type="float">
            <text:p>535</text:p>
          </table:table-cell>
          <table:table-cell table:style-name="ce5" table:formula="of:=[.E4]*(1+[.Y21])" office:value-type="float" office:value="8212.25" calcext:value-type="float">
            <text:p>8212.3</text:p>
          </table:table-cell>
          <table:table-cell/>
          <table:table-cell table:style-name="ce6"/>
          <table:table-cell table:style-name="ce6" table:formula="of:=[.V11]" office:value-type="float" office:value="20.77" calcext:value-type="float">
            <text:p>20.77</text:p>
          </table:table-cell>
          <table:table-cell table:style-name="ce6"/>
          <table:table-cell table:style-name="ce12" table:formula="of:=[.V11]" office:value-type="percentage" office:value="20.77" calcext:value-type="percentage">
            <text:p>2077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9200" calcext:value-type="float">
            <text:p>1092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452.816" calcext:value-type="float">
            <text:p>452.8</text:p>
          </table:table-cell>
          <table:table-cell table:style-name="ce10" table:formula="of:=[.X4]/60" office:value-type="percentage" office:value="0.00414666666666667" calcext:value-type="percentage">
            <text:p>0.41%</text:p>
          </table:table-cell>
          <table:table-cell table:style-name="ce9" table:formula="of:=1%*(1+3+3%*[.E85])+([.F7]/100/100/2)+1%" office:value-type="percentage" office:value="0.2488" calcext:value-type="percentage">
            <text:p>24.88%</text:p>
          </table:table-cell>
          <table:table-cell/>
          <table:table-cell office:value-type="string" calcext:value-type="string">
            <text:p>Rest</text:p>
          </table:table-cell>
          <table:table-cell table:formula="of:=[.AA2]-[.AA3]" office:value-type="float" office:value="42.5" calcext:value-type="float">
            <text:p>42.5</text:p>
          </table:table-cell>
          <table:table-cell table:formula="of:=[.AA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4]*[.AC4]*[.AD4]*[.AE4]*[.AF4]*[.AG4]" office:value-type="float" office:value="122.4" calcext:value-type="float">
            <text:p>122.4</text:p>
          </table:table-cell>
          <table:table-cell table:style-name="ce42" table:formula="of:=[.AK4]*2.20462" office:value-type="float" office:value="269.845488" calcext:value-type="float">
            <text:p>269.85</text:p>
          </table:table-cell>
          <table:table-cell table:style-name="ce42" table:formula="of:=[.AL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2:.E212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1])" office:value-type="float" office:value="3600" calcext:value-type="float">
            <text:p>3600.0</text:p>
          </table:table-cell>
          <table:table-cell/>
          <table:table-cell table:style-name="ce6"/>
          <table:table-cell table:style-name="ce6" table:formula="of:=[.V12]" office:value-type="float" office:value="6.42" calcext:value-type="float">
            <text:p>6.42</text:p>
          </table:table-cell>
          <table:table-cell table:style-name="ce6"/>
          <table:table-cell table:style-name="ce12" table:formula="of:=[.V12]" office:value-type="percentage" office:value="6.42" calcext:value-type="percentage">
            <text:p>64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298.467605333333" calcext:value-type="float">
            <text:p>298.5</text:p>
          </table:table-cell>
          <table:table-cell table:style-name="ce10" table:formula="of:=1.1%*(1+[.S21]+500%)/60" office:value-type="percentage" office:value="0.00428266666666667" calcext:value-type="percentage">
            <text:p>0.43%</text:p>
          </table:table-cell>
          <table:table-cell table:style-name="ce9" table:formula="of:=[.W5]*60" office:value-type="percentage" office:value="0.25696" calcext:value-type="percentage">
            <text:p>25.70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3:.E213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60" calcext:value-type="float">
            <text:p>1660</text:p>
          </table:table-cell>
          <table:table-cell table:style-name="ce5" table:formula="of:=[.E6]*(1+[.AE21])" office:value-type="float" office:value="25481" calcext:value-type="float">
            <text:p>25481.0</text:p>
          </table:table-cell>
          <table:table-cell/>
          <table:table-cell table:style-name="ce6"/>
          <table:table-cell table:style-name="ce6" table:formula="of:=[.U22]" office:value-type="float" office:value="0" calcext:value-type="float">
            <text:p>0</text:p>
          </table:table-cell>
          <table:table-cell table:style-name="ce6"/>
          <table:table-cell table:style-name="ce12" table:formula="of:=[.V21]" office:value-type="percentage" office:value="19.5" calcext:value-type="percentage">
            <text:p>19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6*10" office:value-type="float" office:value="15120" calcext:value-type="float">
            <text:p>15120</text:p>
          </table:table-cell>
          <table:table-cell table:formula="of:=[.AL2]*6" office:value-type="float" office:value="3333.38544" calcext:value-type="float">
            <text:p>3333.38544</text:p>
          </table:table-cell>
          <table:table-cell table:formula="of:=[.AM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4:.E214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820" calcext:value-type="float">
            <text:p>1820</text:p>
          </table:table-cell>
          <table:table-cell table:style-name="ce5" table:formula="of:=[.E7]*2" office:value-type="float" office:value="3640" calcext:value-type="float">
            <text:p>364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5:.E215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3]" office:value-type="string" office:string-value="The Arcane Eternal" calcext:value-type="string">
            <text:p>The Arcane Eternal</text:p>
          </table:table-cell>
          <table:table-cell table:formula="of:=[.B35]" office:value-type="string" office:string-value="The Ashen Titan" calcext:value-type="string">
            <text:p>The Ashen Titan</text:p>
          </table:table-cell>
          <table:table-cell table:formula="of:=[.B47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6:.E216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1]))/(1/(1+[.$AW$21]))" office:value-type="float" office:value="28093402.736" calcext:value-type="float">
            <text:p>28093402.73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100855315.82224" calcext:value-type="float">
            <text:p>100855315.82224</text:p>
          </table:table-cell>
          <table:table-cell table:style-name="ce6" table:formula="of:=([.T11]+[.T12])/2" office:value-type="float" office:value="4533464.6" calcext:value-type="float">
            <text:p>4533464.6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7:.E217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1]))/(1/(1+[.$AK$21]))/(1/(1+[.$AW$21]))" office:value-type="float" office:value="173617228.90848" calcext:value-type="float">
            <text:p>173617228.9084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1]" office:value-type="percentage" office:value="55.3" calcext:value-type="percentage">
            <text:p>553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8:.E218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19" table:formula="of:=1-1/(1+[.$P$21]+[.$AW$21]+[.$AN$21])" office:value-type="percentage" office:value="0.984409105082632" calcext:value-type="percentage">
            <text:p>98.4%</text:p>
          </table:table-cell>
          <table:table-cell table:formula="of:=1/(1-[.R11])" office:value-type="float" office:value="64.1400000000011" calcext:value-type="float">
            <text:p>64.1400000000011</text:p>
          </table:table-cell>
          <table:table-cell table:formula="of:=[.$T$2]/(1/(1+[.$P$21]+[.$AW$21]))" office:value-type="float" office:value="4352962.32" calcext:value-type="float">
            <text:p>4352962.32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1]" office:value-type="percentage" office:value="20.77" calcext:value-type="percentage">
            <text:p>2077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9:.E219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19" table:formula="of:=1-1/(1+[.$P$21]+[.$AK$21]+[.$AW$21])" office:value-type="percentage" office:value="0.98521584861029" calcext:value-type="percentage">
            <text:p>98.5%</text:p>
          </table:table-cell>
          <table:table-cell table:formula="of:=1/(1-[.R12])" office:value-type="float" office:value="67.640000000001" calcext:value-type="float">
            <text:p>67.640000000001</text:p>
          </table:table-cell>
          <table:table-cell table:formula="of:=[.$T$2]/(1/(1+[.$P$21]+[.$AK$21]+[.$AW$21]))" office:value-type="float" office:value="4713966.88" calcext:value-type="float">
            <text:p>4713966.88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1]" office:value-type="percentage" office:value="6.42" calcext:value-type="percentage">
            <text:p>64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20:.E220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19" table:formula="of:=([.R11]+[.R12])/2" office:value-type="percentage" office:value="0.984812476846461" calcext:value-type="percentage">
            <text:p>98.5%</text:p>
          </table:table-cell>
          <table:table-cell table:style-name="ce14" table:formula="of:=([.S11]+[.S12])/2" office:value-type="float" office:value="65.8900000000001" calcext:value-type="float">
            <text:p>65.9</text:p>
          </table:table-cell>
          <table:table-cell table:style-name="ce14" table:formula="of:=([.T11]+[.T12])/2" office:value-type="float" office:value="4533464.6" calcext:value-type="float">
            <text:p>4533464.6</text:p>
          </table:table-cell>
          <table:table-cell table:style-name="ce6" table:number-columns-repeated="2"/>
          <table:table-cell table:number-columns-repeated="15"/>
          <table:table-cell table:style-name="ce9" table:formula="of:=[.AL52]+[.AM52]*[.E52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U29]+[.AV29]*[.$E29])" office:value-type="percentage" office:value="0.44" calcext:value-type="percentage">
            <text:p>44.00%</text:p>
          </table:table-cell>
          <table:table-cell/>
          <table:table-cell table:style-name="ce9" table:formula="of:=[.AX52]+[.AY52]*[.E52]"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19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17];[.$E$2])" office:value-type="string" office:string-value="Vit: 1834" calcext:value-type="string">
            <text:p>Vit: 1834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1];[.$E$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2];[.$F$222];[.$L$222];[.$G$222];[.$H$222];[.$I$222])" office:value-type="string" office:string-value="Str:  535  [8,212.3]" calcext:value-type="string">
            <text:p>Str: <text:s/>535 <text:s/>[8,212.3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3];[.$F$223];[.$L$223];[.$G$223];[.$H$223];[.$I$223])" office:value-type="string" office:string-value="Dex:  450  [3,600.0]" calcext:value-type="string">
            <text:p>Dex: <text:s/>450 <text:s/>[3,60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24]; [.$F$224];[.$L$224];[.$G$224]; [.$H$224]; [.$I$224])" office:value-type="string" office:string-value="Int: 1660 [25,481.0]" calcext:value-type="string">
            <text:p>Int: 1660 [25,481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25];[.$E$7])" office:value-type="string" office:string-value="Wis: 1820" calcext:value-type="string">
            <text:p>Wis: 182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6:.P173])" office:value-type="percentage" office:value="55.3" calcext:value-type="percentage">
            <text:p>553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6:.S173])" office:value-type="percentage" office:value="17.36" calcext:value-type="percentage">
            <text:p>173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6:.V173])" office:value-type="percentage" office:value="19.5" calcext:value-type="percentage">
            <text:p>19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6:.Y173])" office:value-type="percentage" office:value="14.35" calcext:value-type="percentage">
            <text:p>143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6:.AB173])" office:value-type="percentage" office:value="7" calcext:value-type="percentage">
            <text:p>700.00%</text:p>
          </table:table-cell>
          <table:table-cell table:style-name="ce10" table:number-columns-repeated="2"/>
          <table:table-cell table:style-name="ce10" table:formula="of:=SUM([.AE26:.AE173])" office:value-type="percentage" office:value="14.35" calcext:value-type="percentage">
            <text:p>143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6:.AH173])" office:value-type="percentage" office:value="20.77" calcext:value-type="percentage">
            <text:p>207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6:.AK173])" office:value-type="percentage" office:value="5.18" calcext:value-type="percentage">
            <text:p>51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6:.AN173])" office:value-type="percentage" office:value="1.68" calcext:value-type="percentage">
            <text:p>16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6:.AQ173])" office:value-type="percentage" office:value="6.42" calcext:value-type="percentage">
            <text:p>64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6:.AT173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6:.AW173])" office:value-type="percentage" office:value="6.16" calcext:value-type="percentage">
            <text:p>61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6:.AZ173])" office:value-type="percentage" office:value="2.8" calcext:value-type="percentage">
            <text:p>28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style-name="ce14" table:formula="of:=COM.MICROSOFT.CONCAT(&quot;Resilience: &quot;; [.F227])" office:value-type="string" office:string-value="Resilience: 5,530.0%" calcext:value-type="string">
            <text:p>Resilience: 5,530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9" table:formula="of:=COM.MICROSOFT.CONCAT(&quot;Speed+:     &quot;;[.F228])" office:value-type="string" office:string-value="Speed+:     2,077.0%" calcext:value-type="string">
            <text:p>Speed+: <text:s text:c="4"/>2,077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10" calcext:value-type="float">
            <text:p>510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9" table:formula="of:=COM.MICROSOFT.CONCAT(&quot;Damage+:    &quot;; [.F229])" office:value-type="string" office:string-value="Damage+:    1,950.0%" calcext:value-type="string">
            <text:p>Damage+: <text:s text:c="3"/>1,950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24]+([.C24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4]=1;[.$E$9];0%)+IF([.H24]=1;[.$E$11];0%)+IF([.G24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formula="of:=[.D25]+([.C25]-1)*20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1];[.C231])" office:value-type="string" office:string-value="Health:   69,692" calcext:value-type="string">
            <text:p>Health: <text:s text:c="2"/>69,69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3" table:formula="of:=[.D26]+([.C26]-1)*20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6]=1;[.$E$9];0%)+IF([.H26]=1;[.$E$11];0%)+IF([.G26]=1;[.$E$10];0%)" office:value-type="percentage" office:value="10" calcext:value-type="percentage">
            <text:p>1000.00%</text:p>
          </table:table-cell>
          <table:table-cell table:style-name="ce35" table:formula="of:=([.N26]+[.O26]*[.$E26])" office:value-type="percentage" office:value="0.735" calcext:value-type="percentage">
            <text:p>73.50%</text:p>
          </table:table-cell>
          <table:table-cell table:style-name="ce35" table:formula="of:=[.P26]" office:value-type="percentage" office:value="7.35" calcext:value-type="percentage">
            <text:p>73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6]+[.O26]*[.$E26])*[.$K26]" office:value-type="percentage" office:value="7.35" calcext:value-type="percentage">
            <text:p>735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6]+[.X26]*[.$E26])*[.$K26]" office:value-type="percentage" office:value="7.35" calcext:value-type="percentage">
            <text:p>735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6]+[.AD26]*[.$E26])*[.$K26]" office:value-type="percentage" office:value="7.35" calcext:value-type="percentage">
            <text:p>73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6]+[.AG26]*[.$E26])*[.$K26]" office:value-type="percentage" office:value="7.35" calcext:value-type="percentage">
            <text:p>735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2];[.C232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formula="of:=[.D27]+([.C27]-1)*20" office:value-type="float" office:value="45" calcext:value-type="float">
            <text:p>45</text:p>
          </table:table-cell>
          <table:table-cell table:number-columns-repeated="5"/>
          <table:table-cell table:style-name="ce9" table:formula="of:=1+IF([.F27]=1;[.$E$9];0%)+IF([.H27]=1;[.$E$11];0%)+IF([.G27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33];[.C233])" office:value-type="string" office:string-value="Mana:    109,200" calcext:value-type="string">
            <text:p>Mana: <text:s text:c="3"/>109,2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8]+([.C28]-1)*20" office:value-type="float" office:value="70" calcext:value-type="float">
            <text:p>70</text:p>
          </table:table-cell>
          <table:table-cell table:style-name="ce4" table:number-columns-repeated="5"/>
          <table:table-cell table:style-name="ce36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D29]+([.C29]-1)*20" office:value-type="float" office:value="48" calcext:value-type="float">
            <text:p>48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9]=1;[.$E$9];0%)+IF([.H29]=1;[.$E$11];0%)+IF([.G29]=1;[.$E$10];0%)" office:value-type="percentage" office:value="14" calcext:value-type="percentage">
            <text:p>1400.00%</text:p>
          </table:table-cell>
          <table:table-cell table:style-name="ce37" table:formula="of:=([.Q29]+[.R29]*[.$E29])" office:value-type="percentage" office:value="1.24" calcext:value-type="percentage">
            <text:p>124.00%</text:p>
          </table:table-cell>
          <table:table-cell table:style-name="ce37" table:formula="of:=[.S29]" office:value-type="percentage" office:value="17.36" calcext:value-type="percentage">
            <text:p>1736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29]+[.R29]*[.$E29])*[.$K29]" office:value-type="percentage" office:value="17.36" calcext:value-type="percentage">
            <text:p>1736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29]+[.AJ29]*[.$E29])*[.$K29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29]+[.AV29]*[.$E29])*[.$K29]" office:value-type="percentage" office:value="6.16" calcext:value-type="percentage">
            <text:p>616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0]+([.C30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0]=1;[.$E$9];0%)+IF([.H30]=1;[.$E$11];0%)+IF([.G30]=1;[.$E$10];0%)" office:value-type="percentage" office:value="10" calcext:value-type="percentage">
            <text:p>1000.00%</text:p>
          </table:table-cell>
          <table:table-cell table:style-name="ce38" table:formula="of:=([.T30]+[.U30]*[.$E30])" office:value-type="percentage" office:value="1.1" calcext:value-type="percentage">
            <text:p>110.00%</text:p>
          </table:table-cell>
          <table:table-cell table:style-name="ce38" table:formula="of:=[.V30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0]+[.U30]*[.$E30])*[.$K30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36:.L236])" office:value-type="string" office:string-value="hp/sec:   0.34% [234.6] [297.1 seconds]" calcext:value-type="string">
            <text:p>hp/sec: <text:s text:c="2"/>0.34% [234.6] [297.1 seconds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1]+([.C31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37:.L237])" office:value-type="string" office:string-value="w/Mantle: 0.43% [298.5] [233.5 seconds]" calcext:value-type="string">
            <text:p>w/Mantle: 0.43% [298.5] [233.5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2]+([.C32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38:.L238])" office:value-type="string" office:string-value="mp/sec:   0.34% [367.6] [297.0 seconds]" calcext:value-type="string">
            <text:p>mp/sec: <text:s text:c="2"/>0.34% [367.6] [297.0 seconds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13" table:formula="of:=[.D33]+([.C33]-1)*20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39:.L239])" office:value-type="string" office:string-value="w/Med:    0.41% [452.8] [241.2 seconds]" calcext:value-type="string">
            <text:p>w/Med: <text:s text:c="3"/>0.41% [452.8] [241.2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8" calcext:value-type="float">
            <text:p>508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1];[.E241];[.F241];[.G241]; [.H241]; [.I241])" office:value-type="string" office:string-value="Mitigation:       98.481%     [hp x  65.89]" calcext:value-type="string">
            <text:p>Mitigation: <text:s text:c="6"/>98.481% <text:s text:c="4"/>[hp x <text:s/>65.89]</text:p>
          </table:table-cell>
          <table:table-cell table:style-name="ce2" office:value-type="string" calcext:value-type="string">
            <text:p>Mantle of the Tita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6]+([.C36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6]=1;[.$E$9];0%)+IF([.H36]=1;[.$E$11];0%)+IF([.G36]=1;[.$E$10];0%)" office:value-type="percentage" office:value="12" calcext:value-type="percentage">
            <text:p>1200.00%</text:p>
          </table:table-cell>
          <table:table-cell table:style-name="ce34" table:formula="of:=([.N36]+[.O36]*[.$E36])" office:value-type="percentage" office:value="1.6" calcext:value-type="percentage">
            <text:p>160.00%</text:p>
          </table:table-cell>
          <table:table-cell table:style-name="ce34" table:formula="of:=[.P36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6]+[.O36]*[.$E36])*[.$K36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2]; [.E242]; [.F242]; [.G242]; [.H242]; [.I242])" office:value-type="string" office:string-value="Effective Health: 4,533,464.6 [hp x 250.38]" calcext:value-type="string">
            <text:p>Effective Health: 4,533,464.6 [hp x 250.38]</text:p>
          </table:table-cell>
          <table:table-cell office:value-type="string" calcext:value-type="string">
            <text:p>Titan Co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7]+([.C37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7]=1;[.$E$9];0%)+IF([.H37]=1;[.$E$11];0%)+IF([.G37]=1;[.$E$10];0%)" office:value-type="percentage" office:value="10" calcext:value-type="percentage">
            <text:p>1000.00%</text:p>
          </table:table-cell>
          <table:table-cell table:style-name="ce9" table:formula="of:=([.N37]+[.O37]*[.$E37])" office:value-type="percentage" office:value="0.7" calcext:value-type="percentage">
            <text:p>70.00%</text:p>
          </table:table-cell>
          <table:table-cell table:style-name="ce9" table:formula="of:=[.P37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7]+[.O37]*[.$E37])*[.$K37]" office:value-type="percentage" office:value="7" calcext:value-type="percentage">
            <text:p>70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7]+[.X37]*[.$E37])*[.$K37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7]+[.AA37]*[.$E37])*[.$K37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7]+[.AD37]*[.$E37])*[.$K37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7]+[.AG37]*[.$E37])*[.$K37]" office:value-type="percentage" office:value="7" calcext:value-type="percentage">
            <text:p>70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8]+([.C38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8]=1;[.$E$9];0%)+IF([.H38]=1;[.$E$11];0%)+IF([.G38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table:formula="of:=COM.MICROSOFT.CONCAT(&quot;First: &quot;; [.B23])" office:value-type="string" office:string-value="First: The Arcane Eternal" calcext:value-type="string">
            <text:p>First: The Arcane Eternal</text:p>
          </table:table-cell>
          <table:table-cell office:value-type="string" calcext:value-type="string">
            <text:p>Embered Hear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9]+([.C39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39]=1;[.$E$9];0%)+IF([.H39]=1;[.$E$11];0%)+IF([.G39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H245]; &quot;-&quot;; [.I245]; [.K245]; [.B24]; [.L245]; [.D245]; [.M245]; [.N245]; [.O245]; [.P245];[.Q245];[.R245];[.S245] )" office:value-type="string" office:string-value="3-30 Archon Strike                   x5 " calcext:value-type="string">
            <text:p>3-30 Archon Strike <text:s text:c="18"/>x5 </text:p>
          </table:table-cell>
          <table:table-cell table:style-name="ce4" office:value-type="string" calcext:value-type="string">
            <text:p>Tempered Seal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40]+([.C40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0]=1;[.$E$9];0%)+IF([.H40]=1;[.$E$11];0%)+IF([.G40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46]; &quot;-&quot;; [.I246]; [.K246]; [.B25]; [.L246]; [.D246]; [.M246]; [.N246]; [.O246]; [.P246];[.Q246];[.R246];[.S246] )" office:value-type="string" office:string-value="3-9  Sentinel Reconstruction [E]     x5 " calcext:value-type="string">
            <text:p>3-9 <text:s/>Sentinel Reconstruction [E] <text:s text:c="4"/>x5 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41]+([.C41]-1)*20" office:value-type="float" office:value="49" calcext:value-type="float">
            <text:p>4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47]; &quot;-&quot;; [.I247]; [.K247]; [.B26]; [.L247]; [.D247]; [.M247]; [.N247]; [.O247]; [.P247];[.Q247];[.R247];[.S247] )" office:value-type="string" office:string-value="3-7  Azarinth Awakening [E]         x10 [73.5% =&gt; 735.0% Resilience, Speed, Intelligence and Strength]" calcext:value-type="string">
            <text:p>3-7 <text:s/>Azarinth Awakening [E] <text:s text:c="8"/>x10 [73.5% =&gt; 735.0% Resilience, Speed, Intelligence and Strength]</text:p>
          </table:table-cell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15" table:formula="of:=[.D42]+([.C42]-1)*20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2]=1;[.$E$9];0%)+IF([.H42]=1;[.$E$11];0%)+IF([.G42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48]; &quot;-&quot;; [.I248]; [.K248]; [.B27]; [.L248]; [.D248]; [.M248]; [.N248]; [.O248]; [.P248];[.Q248];[.R248];[.S248] )" office:value-type="string" office:string-value="3-5  Transfer [E]                    x1 " calcext:value-type="string">
            <text:p>3-5 <text:s/>Transfer [E] <text:s text:c="19"/>x1 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3]+([.C43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37" table:formula="of:=([.AR43]+[.AS43]*[.$E43])" office:value-type="percentage" office:value="0.65" calcext:value-type="percentage">
            <text:p>65.00%</text:p>
          </table:table-cell>
          <table:table-cell table:style-name="ce37" table:formula="of:=[.AT43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3]+[.AS43]*[.$E43])*[.$K43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49]; &quot;-&quot;; [.I249]; [.K249]; [.B28]; [.L249]; [.D249]; [.M249]; [.N249]; [.O249]; [.P249];[.Q249];[.R249];[.S249] )" office:value-type="string" office:string-value="3-30 Arcane Dominion                 x1 " calcext:value-type="string">
            <text:p>3-30 Arcane Dominion <text:s text:c="16"/>x1 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16" table:formula="of:=[.D44]+([.C44]-1)*20" office:value-type="float" office:value="47" calcext:value-type="float">
            <text:p>4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9" table:formula="of:=([.AF44]+[.AG44]*[.$E44])" office:value-type="percentage" office:value="0.535" calcext:value-type="percentage">
            <text:p>53.50%</text:p>
          </table:table-cell>
          <table:table-cell table:style-name="ce39" table:formula="of:=[.AH44]" office:value-type="percentage" office:value="6.42" calcext:value-type="percentage">
            <text:p>642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4]+[.AG44]*[.$E44])*[.$K44]" office:value-type="percentage" office:value="6.42" calcext:value-type="percentage">
            <text:p>642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4]+[.AP44]*[.$E44])*[.$K44]" office:value-type="percentage" office:value="6.42" calcext:value-type="percentage">
            <text:p>642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0]; &quot;-&quot;; [.I250]; [.K250]; [.B29]; [.L250]; [.D250]; [.M250]; [.N250]; [.O250]; [.P250];[.Q250];[.R250];[.S250] )" office:value-type="string" office:string-value="3-8  Sentinel Core [E]              x14 [44.0% =&gt; 616.0% Durability, 124.0% =&gt; 1,736.0% Health Regen, 25.0% =&gt; 350.0% Magic Resistance]" calcext:value-type="string">
            <text:p>3-8 <text:s/>Sentinel Core [E] <text:s text:c="13"/>x14 [44.0% =&gt; 616.0% Durability, 124.0% =&gt; 1,736.0% Health Regen, 25.0% =&gt; 350.0% Magic Resistance]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5]+([.C45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5]=1;[.$E$9];0%)+IF([.H45]=1;[.$E$11];0%)+IF([.G45]=1;[.$E$10];0%)" office:value-type="percentage" office:value="10" calcext:value-type="percentage">
            <text:p>1000.00%</text:p>
          </table:table-cell>
          <table:table-cell table:style-name="ce37" table:formula="of:=([.T45]+[.U45]*[.$E45])" office:value-type="percentage" office:value="0.85" calcext:value-type="percentage">
            <text:p>85.00%</text:p>
          </table:table-cell>
          <table:table-cell table:style-name="ce37" table:formula="of:=[.V45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5]+[.U45]*[.$E45])*[.$K45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1]; &quot;-&quot;; [.I251]; [.K251]; [.B30]; [.L251]; [.D251]; [.M251]; [.N251]; [.O251]; [.P251];[.Q251];[.R251];[.S251] )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2]; &quot;-&quot;; [.I252]; [.K252]; [.B31]; [.L252]; [.D252]; [.M252]; [.N252]; [.O252]; [.P252];[.Q252];[.R252];[.S252] )" office:value-type="string" office:string-value="3-30 Eternal Huntress               x10 " calcext:value-type="string">
            <text:p>3-30 Eternal Huntress <text:s text:c="14"/>x10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00" calcext:value-type="float">
            <text:p>500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3]; &quot;-&quot;; [.I253]; [.K253]; [.B32]; [.L253]; [.D253]; [.M253]; [.N253]; [.O253]; [.P253];[.Q253];[.R253];[.S253] )" office:value-type="string" office:string-value="3-30 Eternal Sight                  x10 " calcext:value-type="string">
            <text:p>3-30 Eternal Sight <text:s text:c="17"/>x10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8]+([.C4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8]=1;[.$E$9];0%)+IF([.H48]=1;[.$E$11];0%)+IF([.G48]=1;[.$E$10];0%)+IF([.I48];[.$E$12];0%)+IF([.J48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54]; &quot;-&quot;; [.I254]; [.K254]; [.B33]; [.L254]; [.D254]; [.M254]; [.N254]; [.O254]; [.P254];[.Q254];[.R254];[.S254] )" office:value-type="string" office:string-value="3-6  Arcane Circulation [E]         x10 [112.5% to Deconstruction/Reconstruction]" calcext:value-type="string">
            <text:p>3-6 <text:s/>Arcane Circulation [E] <text:s text:c="8"/>x10 [112.5% to Deconstruction/Reconstruction]</text:p>
          </table:table-cell>
          <table:table-cell office:value-type="string" calcext:value-type="string">
            <text:p>Fires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49]+([.C49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49]=1;[.$E$9];0%)+IF([.H49]=1;[.$E$11];0%)+IF([.G49]=1;[.$E$10];0%)+IF([.I49];[.$E$12];0%)+IF([.J49];[.$E$13])" office:value-type="percentage" office:value="13" calcext:value-type="percentage">
            <text:p>1300.00%</text:p>
          </table:table-cell>
          <table:table-cell table:style-name="ce9" table:formula="of:=([.N49]+[.O49]*[.$E49])" office:value-type="percentage" office:value="0.75" calcext:value-type="percentage">
            <text:p>75.00%</text:p>
          </table:table-cell>
          <table:table-cell table:style-name="ce9" table:formula="of:=[.P49]" office:value-type="percentage" office:value="9.75" calcext:value-type="percentage">
            <text:p>975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49]+[.O49]*[.$E49])*[.$K49]" office:value-type="percentage" office:value="9.75" calcext:value-type="percentage">
            <text:p>975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Fabric Tear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50]+([.C50]-1)*20"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0]=1;[.$E$9];0%)+IF([.H50]=1;[.$E$11];0%)+IF([.G50]=1;[.$E$10];0%)+IF([.I50];[.$E$12];0%)+IF([.J50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Second: &quot;; [.B35])" office:value-type="string" office:string-value="Second: The Ashen Titan" calcext:value-type="string">
            <text:p>Second: The Ashen Titan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1]+([.C51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57]; &quot;-&quot;; [.I257]; [.K257]; [.B36]; [.L257]; [.D257]; [.M257]; [.N257]; [.O257]; [.P257];[.Q257];[.R257];[.S257] )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  <table:table-cell table:style-name="ce15" office:value-type="string" calcext:value-type="string">
            <text:p>Primordial Flesh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52]+([.C52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2]=1;[.$E$9];0%)+IF([.H52]=1;[.$E$11];0%)+IF([.G52]=1;[.$E$10];0%)+IF([.I52];[.$E$12];0%)+IF([.J52];[.$E$13])" office:value-type="percentage" office:value="14" calcext:value-type="percentage">
            <text:p>1400.00%</text:p>
          </table:table-cell>
          <table:table-cell table:style-name="ce38" table:formula="of:=([.N52]+[.O52]*[.$E52])" office:value-type="percentage" office:value="0.5" calcext:value-type="percentage">
            <text:p>50.00%</text:p>
          </table:table-cell>
          <table:table-cell table:style-name="ce38" table:formula="of:=[.P52]" office:value-type="percentage" office:value="7" calcext:value-type="percentage">
            <text:p>70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2]+[.O52]*[.$E52])*[.$K52]" office:value-type="percentage" office:value="7" calcext:value-type="percentage">
            <text:p>70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2]+[.AJ52]*[.$E52])*[.$K52]" office:value-type="percentage" office:value="1.68" calcext:value-type="percentage">
            <text:p>168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2]+[.AM52]*[.$E52])*[.$K52]" office:value-type="percentage" office:value="1.68" calcext:value-type="percentage">
            <text:p>168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2]+[.AY52]*[.$E52])*[.$K52]" office:value-type="percentage" office:value="2.8" calcext:value-type="percentage">
            <text:p>28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8]; &quot;-&quot;; [.I258]; [.K258]; [.B37]; [.L258]; [.D258]; [.M258]; [.N258]; [.O258]; [.P258];[.Q258];[.R258];[.S258] )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  <table:table-cell table:style-name="ce13" office:value-type="string" calcext:value-type="string">
            <text:p>Space Manipulation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3]+([.C53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3]=1;[.$E$9];0%)+IF([.H53]=1;[.$E$11];0%)+IF([.G53]=1;[.$E$10];0%)+IF([.I53];[.$E$12];0%)+IF([.J53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38]; [.L259]; [.D259]; [.M259]; [.N259]; [.O259]; [.P259];[.Q259];[.R259];[.S259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0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[.H260]; &quot;-&quot;; [.I260]; [.K260]; [.B39]; [.L260]; [.D260]; [.M260]; [.N260]; [.O260]; [.P260];[.Q260];[.R260];[.S260] )" office:value-type="string" office:string-value="3-30 Embered Heart                  x12 " calcext:value-type="string">
            <text:p>3-30 Embered Heart <text:s text:c="17"/>x12 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1]; &quot;-&quot;; [.I261]; [.K261]; [.B40]; [.L261]; [.D261]; [.M261]; [.N261]; [.O261]; [.P261];[.Q261];[.R261];[.S261] )" office:value-type="string" office:string-value="3-30 Tempered Seal                   x3 " calcext:value-type="string">
            <text:p>3-30 Tempered Seal <text:s text:c="18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2]; &quot;-&quot;; [.I262]; [.K262]; [.B41]; [.L262]; [.D262]; [.M262]; [.N262]; [.O262]; [.P262];[.Q262];[.R262];[.S262] )" office:value-type="string" office:string-value="3-9  Authority of Ash and Ember [E]  x3 " calcext:value-type="string">
            <text:p>3-9 <text:s/>Authority of Ash and Ember [E] <text:s/>x3 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3]; &quot;-&quot;; [.I263]; [.K263]; [.B42]; [.L263]; [.D263]; [.M263]; [.N263]; [.O263]; [.P263];[.Q263];[.R263];[.S263] )" office:value-type="string" office:string-value="3-6  Ashen Wings [E]                x12 " calcext:value-type="string">
            <text:p>3-6 <text:s/>Ashen Wings [E] <text:s text:c="15"/>x12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4]; &quot;-&quot;; [.I264]; [.K264]; [.B43]; [.L264]; [.D264]; [.M264]; [.N264]; [.O264]; [.P264];[.Q264];[.R264];[.S264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5]; &quot;-&quot;; [.I265]; [.K265]; [.B44]; [.L265]; [.D265]; [.M265]; [.N265]; [.O265]; [.P265];[.Q265];[.R265];[.S265] )" office:value-type="string" office:string-value="3-7  Avatar of Ash [E]              x12 [53.5% =&gt; 642.0% Reflexes and Speed]" calcext:value-type="string">
            <text:p>3-7 <text:s/>Avatar of Ash [E] <text:s text:c="13"/>x12 [53.5% =&gt; 642.0% Reflexes and Speed]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6]; &quot;-&quot;; [.I266]; [.K266]; [.B45]; [.L266]; [.D266]; [.M266]; [.N266]; [.O266]; [.P266];[.Q266];[.R266];[.S266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Third: &quot;; [.B47])" office:value-type="string" office:string-value="Third: The Primordial Arbiter" calcext:value-type="string">
            <text:p>Third: The Primordial Arbiter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48]; [.L269]; [.D269]; [.M269]; [.N269]; [.O269]; [.P269];[.Q269];[.R269];[.S269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0]; &quot;-&quot;; [.I270]; [.K270]; [.B49]; [.L270]; [.D270]; [.M270]; [.N270]; [.O270]; [.P270];[.Q270];[.R270];[.S270] )" office:value-type="string" office:string-value="3-30 Fires of Creation              x13 [75.0% =&gt; 975.0% Resilience]" calcext:value-type="string">
            <text:p>3-30 Fires of Creation <text:s text:c="13"/>x13 [75.0% =&gt; 975.0% Resilienc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1]; &quot;-&quot;; [.I271]; [.K271]; [.B50]; [.L271]; [.D271]; [.M271]; [.N271]; [.O271]; [.P271];[.Q271];[.R271];[.S271] )" office:value-type="string" office:string-value="3-30 Fabric Tear                     x4 " calcext:value-type="string">
            <text:p>3-30 Fabric Tear <text:s text:c="20"/>x4 </text:p>
          </table:table-cell>
          <table:table-cell table:number-columns-repeated="11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2]; &quot;-&quot;; [.I272]; [.K272]; [.B51]; [.L272]; [.D272]; [.M272]; [.N272]; [.O272]; [.P272];[.Q272];[.R272];[.S272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style-name="ce21" table:formula="of:=COM.MICROSOFT.CONCAT([.H273]; &quot;-&quot;; [.I273]; [.K273]; [.B52]; [.L273]; [.D273]; [.M273]; [.N273]; [.O273]; [.P273];[.Q273];[.R273];[.S273]; [.U273];[.V273]; [.W273]; [.X273] )" office:value-type="string" office:string-value="3-30 Primordial Flesh               x14 [50.0% =&gt; 700.0% Resilience, 12.0% =&gt; 168.0% Physical Resistance, 5.0% =&gt; 168.0% Magic Resistance, 20.0% =&gt; 280.0% Health, 2.00% =&gt; 28.00%/minute]" calcext:value-type="string">
            <text:p>3-30 Primordial Flesh <text:s text:c="14"/>x14 [50.0% =&gt; 700.0% Resilience, 12.0% =&gt; 168.0% Physical Resistance, 5.0% =&gt; 168.0% Magic Resistance, 20.0% =&gt; 280.0% Health, 2.00% =&gt; 28.00%/minute]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4]; &quot;-&quot;; [.I274]; [.K274]; [.B53]; [.L274]; [.D274]; [.M274]; [.N274]; [.O274]; [.P274];[.Q274];[.R274];[.S274] )" office:value-type="string" office:string-value="3-30 Space Manipulation             x13 " calcext:value-type="string">
            <text:p>3-30 Space Manipulation <text:s text:c="12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76:.F276])" office:value-type="string" office:string-value="Available [2277]: 1" calcext:value-type="string">
            <text:p>Available [2277]: 1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3:.E161])" office:value-type="float" office:value="2277" calcext:value-type="float">
            <text:p>2277</text:p>
          </table:table-cell>
          <table:table-cell table:formula="of:=FLOOR([.F72]/10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UNTIF([.C73:.C161]; &quot;=3&quot;)" office:value-type="float" office:value="22" calcext:value-type="float">
            <text:p>22</text:p>
          </table:table-cell>
          <table:table-cell/>
          <table:table-cell table:formula="of:=[.G72]+[.H72]-[.I72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73];&quot;-&quot;;[.D73];[.F73];[.B73])" office:value-type="string" office:string-value="1-17 Ashen Limbs" calcext:value-type="string">
            <text:p>1-17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7" calcext:value-type="float">
            <text:p>17</text:p>
          </table:table-cell>
          <table:table-cell table:formula="of:=[.D73]+([.C73]-1)*20" office:value-type="float" office:value="17" calcext:value-type="float">
            <text:p>17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74];&quot;-&quot;;[.D74];[.F74];[.B74])" office:value-type="string" office:string-value="1-11 Bulwark of Ash" calcext:value-type="string">
            <text:p>1-11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table:formula="of:=[.D74]+([.C74]-1)*20" office:value-type="float" office:value="11" calcext:value-type="float">
            <text:p>11</text:p>
          </table:table-cell>
          <table:table-cell table:formula="of:=IF([.D7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75];&quot;-&quot;;[.D75];[.F75];[.B75])" office:value-type="string" office:string-value="1-6  Dancing" calcext:value-type="string">
            <text:p>1-6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75]+([.C75]-1)*20" office:value-type="float" office:value="6" calcext:value-type="float">
            <text:p>6</text:p>
          </table:table-cell>
          <table:table-cell table:formula="of:=IF([.D75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6];&quot;-&quot;;[.D76];[.F76];[.B76])" office:value-type="string" office:string-value="3-21 Deviant of Humanity" calcext:value-type="string">
            <text:p>3-21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76]+([.C76]-1)*20" office:value-type="float" office:value="61" calcext:value-type="float">
            <text:p>6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7];&quot;-&quot;;[.D77];[.F77];[.B77])" office:value-type="string" office:string-value="1-12 Drill " calcext:value-type="string">
            <text:p>1-12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77]+([.C77]-1)*20" office:value-type="float" office:value="12" calcext:value-type="float">
            <text:p>12</text:p>
          </table:table-cell>
          <table:table-cell table:formula="of:=IF([.D77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78]+([.C78]-1)*20" office:value-type="float" office:value="6" calcext:value-type="float">
            <text:p>6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9]+([.C79]-1)*20" office:value-type="float" office:value="15" calcext:value-type="float">
            <text:p>15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7  Gourmet" calcext:value-type="string">
            <text:p>1-7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80]+([.C80]-1)*20" office:value-type="float" office:value="7" calcext:value-type="float">
            <text:p>7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1]+([.C81]-1)*20" office:value-type="float" office:value="16" calcext:value-type="float">
            <text:p>16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82];&quot;-&quot;;[.D82];[.F82];[.B8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2]+([.C82]-1)*20" office:value-type="float" office:value="11" calcext:value-type="float">
            <text:p>11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83];&quot;-&quot;;[.D83];[.F83];[.B83])" office:value-type="string" office:string-value="2-2  Identify" calcext:value-type="string">
            <text:p>2-2 <text:s/>Identify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83]+([.C83]-1)*20" office:value-type="float" office:value="22" calcext:value-type="float">
            <text:p>22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4"/>
          <table:table-cell table:formula="of:=VLOOKUP([.BE25])" office:value-type="string" office:string-value="" calcext:value-type="error">
            <text:p>Err:511</text:p>
          </table:table-cell>
          <table:table-cell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85];&quot;-&quot;;[.D85];[.F85];[.B85])" office:value-type="string" office:string-value="3-16 Meditation" calcext:value-type="string">
            <text:p>3-16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85]+([.C85]-1)*20" office:value-type="float" office:value="56" calcext:value-type="float">
            <text:p>56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86];&quot;-&quot;;[.D86];[.F86];[.B86])" office:value-type="string" office:string-value="1-1  Minor Earth Manipulation" calcext:value-type="string">
            <text:p>1-1 <text:s/>Minor Earth Manipulation</text:p>
          </table:table-cell>
          <table:table-cell office:value-type="string" calcext:value-type="string">
            <text:p>Minor Earth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6]+([.C86]-1)*20" office:value-type="float" office:value="1" calcext:value-type="float">
            <text:p>1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87];&quot;-&quot;;[.D87];[.F87];[.B87])" office:value-type="string" office:string-value="1-1  Minor Ice Manipulation" calcext:value-type="string">
            <text:p>1-1 <text:s/>Minor Ice Manipulation</text:p>
          </table:table-cell>
          <table:table-cell office:value-type="string" calcext:value-type="string">
            <text:p>Minor Ice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7]+([.C87]-1)*20" office:value-type="float" office:value="1" calcext:value-type="float">
            <text:p>1</text:p>
          </table:table-cell>
          <table:table-cell table:formula="of:=IF([.D8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88];&quot;-&quot;;[.D88];[.F88];[.B88])" office:value-type="string" office:string-value="1-1  Minor Lava Manipulation" calcext:value-type="string">
            <text:p>1-1 <text:s/>Minor Lava Manipulation</text:p>
          </table:table-cell>
          <table:table-cell office:value-type="string" calcext:value-type="string">
            <text:p>Minor Lava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8]+([.C88]-1)*20" office:value-type="float" office:value="1" calcext:value-type="float">
            <text:p>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89];&quot;-&quot;;[.D89];[.F89];[.B89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89]+([.C89]-1)*20" office:value-type="float" office:value="54" calcext:value-type="float">
            <text:p>54</text:p>
          </table:table-cell>
          <table:table-cell table:formula="of:=IF([.D8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0];&quot;-&quot;;[.D90];[.F90];[.B90])" office:value-type="string" office:string-value="1-5  Monstrous" calcext:value-type="string">
            <text:p>1-5 <text:s/>Monstrous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90]+([.C90]-1)*20" office:value-type="float" office:value="5" calcext:value-type="float">
            <text:p>5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2-10 Oxygen Repository" calcext:value-type="string">
            <text:p>2-10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91]+([.C91]-1)*20" office:value-type="float" office:value="30" calcext:value-type="float">
            <text:p>3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2-13 Sage of Torment" calcext:value-type="string">
            <text:p>2-13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92]+([.C92]-1)*20" office:value-type="float" office:value="33" calcext:value-type="float">
            <text:p>33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11 Soul Perception" calcext:value-type="string">
            <text:p>1-11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93]+([.C93]-1)*20" office:value-type="float" office:value="11" calcext:value-type="float">
            <text:p>11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1-19 Spear of Ash" calcext:value-type="string">
            <text:p>1-19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94]+([.C94]-1)*20" office:value-type="float" office:value="19" calcext:value-type="float">
            <text:p>19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)" office:value-type="string" office:string-value="1-8  Teaching" calcext:value-type="string">
            <text:p>1-8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95]+([.C95]-1)*20" office:value-type="float" office:value="8" calcext:value-type="float">
            <text:p>8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96];&quot;-&quot;;[.D96];[.F96];[.B96])" office:value-type="string" office:string-value="1-1  Telepathy" calcext:value-type="string">
            <text:p>1-1 <text:s/>Telepathy</text:p>
          </table:table-cell>
          <table:table-cell table:style-name="ce13" office:value-type="string" calcext:value-type="string">
            <text:p>Telepathy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96]+([.C96]-1)*20" office:value-type="float" office:value="1" calcext:value-type="float">
            <text:p>1</text:p>
          </table:table-cell>
          <table:table-cell table:formula="of:=IF([.D9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97];&quot;-&quot;;[.D97];[.F97];[.B97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97]+([.C97]-1)*20" office:value-type="float" office:value="70" calcext:value-type="float">
            <text:p>70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98];&quot;-&quot;;[.D98];[.F98];[.B98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98]+([.C98]-1)*20" office:value-type="float" office:value="9" calcext:value-type="float">
            <text:p>9</text:p>
          </table:table-cell>
          <table:table-cell table:formula="of:=IF([.D9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0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1011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3-21  [71% - 95%] Arcane Magic Resistance" calcext:value-type="string">
            <text:p>3-21 <text:s/>[71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101]+([.C101]-1)*20" office:value-type="float" office:value="61" calcext:value-type="float">
            <text:p>61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formula="of:=TEXT(VLOOKUP([.E101];[.$BI$2:.$BK$80];2); &quot;0#%&quot;)" office:value-type="string" office:string-value="71%" calcext:value-type="string">
            <text:p>71%</text:p>
          </table:table-cell>
          <table:table-cell table:formula="of:=TEXT(VLOOKUP([.E101];[.$BI$2:.$BK$80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2-4   [29% - 48%] Ash Magic Resistance" calcext:value-type="string">
            <text:p>2-4 <text:s text:c="2"/>[29% - 48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102]+([.C102]-1)*20" office:value-type="float" office:value="24" calcext:value-type="float">
            <text:p>24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I$2:.$BK$80];2); &quot;0#%&quot;)" office:value-type="string" office:string-value="29%" calcext:value-type="string">
            <text:p>29%</text:p>
          </table:table-cell>
          <table:table-cell table:formula="of:=TEXT(VLOOKUP([.E102];[.$BI$2:.$BK$80];3);  &quot;0#%&quot;)" office:value-type="string" office:string-value="48%" calcext:value-type="string">
            <text:p>48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formula="of:=TEXT(VLOOKUP([.E103];[.$BI$2:.$BK$80];2); &quot;0#%&quot;)" office:value-type="string" office:string-value="45%" calcext:value-type="string">
            <text:p>45%</text:p>
          </table:table-cell>
          <table:table-cell table:formula="of:=TEXT(VLOOKUP([.E103];[.$BI$2:.$BK$80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3-7   [57% - 94%] Blast Resistance" calcext:value-type="string">
            <text:p>3-7 <text:s text:c="2"/>[57% - 94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04]+([.C104]-1)*20" office:value-type="float" office:value="47" calcext:value-type="float">
            <text:p>47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formula="of:=TEXT(VLOOKUP([.E104];[.$BI$2:.$BK$80];2); &quot;0#%&quot;)" office:value-type="string" office:string-value="57%" calcext:value-type="string">
            <text:p>57%</text:p>
          </table:table-cell>
          <table:table-cell table:formula="of:=TEXT(VLOOKUP([.E104];[.$BI$2:.$BK$80];3);  &quot;0#%&quot;)" office:value-type="string" office:string-value="94%" calcext:value-type="string">
            <text:p>94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05]+([.C105]-1)*20" office:value-type="float" office:value="22" calcext:value-type="float">
            <text:p>22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I$2:.$BK$80];2); &quot;0#%&quot;)" office:value-type="string" office:string-value="27%" calcext:value-type="string">
            <text:p>27%</text:p>
          </table:table-cell>
          <table:table-cell table:formula="of:=TEXT(VLOOKUP([.E105];[.$BI$2:.$BK$80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06]+([.C106]-1)*20" office:value-type="float" office:value="58" calcext:value-type="float">
            <text:p>58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80];2); &quot;0#%&quot;)" office:value-type="string" office:string-value="68%" calcext:value-type="string">
            <text:p>68%</text:p>
          </table:table-cell>
          <table:table-cell table:formula="of:=TEXT(VLOOKUP([.E106];[.$BI$2:.$BK$80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7]+([.C107]-1)*20" office:value-type="float" office:value="40" calcext:value-type="float">
            <text:p>40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formula="of:=TEXT(VLOOKUP([.E107];[.$BI$2:.$BK$80];2); &quot;0#%&quot;)" office:value-type="string" office:string-value="45%" calcext:value-type="string">
            <text:p>45%</text:p>
          </table:table-cell>
          <table:table-cell table:formula="of:=TEXT(VLOOKUP([.E107];[.$BI$2:.$BK$80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18  [43% - 76%] Bone Magic Resistance" calcext:value-type="string">
            <text:p>2-18 <text:s/>[43% - 76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08]+([.C108]-1)*20" office:value-type="float" office:value="38" calcext:value-type="float">
            <text:p>38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I$2:.$BK$80];2); &quot;0#%&quot;)" office:value-type="string" office:string-value="43%" calcext:value-type="string">
            <text:p>43%</text:p>
          </table:table-cell>
          <table:table-cell table:formula="of:=TEXT(VLOOKUP([.E108];[.$BI$2:.$BK$80];3);  &quot;0#%&quot;)" office:value-type="string" office:string-value="76%" calcext:value-type="string">
            <text:p>7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I$2:.$BK$80];2); &quot;0#%&quot;)" office:value-type="string" office:string-value="45%" calcext:value-type="string">
            <text:p>45%</text:p>
          </table:table-cell>
          <table:table-cell table:formula="of:=TEXT(VLOOKUP([.E109];[.$BI$2:.$BK$80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10]+([.C110]-1)*20" office:value-type="float" office:value="35" calcext:value-type="float">
            <text:p>35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I$2:.$BK$80];2); &quot;0#%&quot;)" office:value-type="string" office:string-value="40%" calcext:value-type="string">
            <text:p>40%</text:p>
          </table:table-cell>
          <table:table-cell table:formula="of:=TEXT(VLOOKUP([.E110];[.$BI$2:.$BK$80];3);  &quot;0#%&quot;)" office:value-type="string" office:string-value="70%" calcext:value-type="string">
            <text:p>7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I$2:.$BK$80];2); &quot;0#%&quot;)" office:value-type="string" office:string-value="45%" calcext:value-type="string">
            <text:p>45%</text:p>
          </table:table-cell>
          <table:table-cell table:formula="of:=TEXT(VLOOKUP([.E111];[.$BI$2:.$BK$80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7   [32% - 54%] Dark Magic Resistance" calcext:value-type="string">
            <text:p>2-7 <text:s text:c="2"/>[32% - 54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13]+([.C113]-1)*20" office:value-type="float" office:value="27" calcext:value-type="float">
            <text:p>27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I$2:.$BK$80];2); &quot;0#%&quot;)" office:value-type="string" office:string-value="32%" calcext:value-type="string">
            <text:p>32%</text:p>
          </table:table-cell>
          <table:table-cell table:formula="of:=TEXT(VLOOKUP([.E113];[.$BI$2:.$BK$80];3);  &quot;0#%&quot;)" office:value-type="string" office:string-value="54%" calcext:value-type="string">
            <text:p>5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0];2); &quot;0#%&quot;)" office:value-type="string" office:string-value="45%" calcext:value-type="string">
            <text:p>45%</text:p>
          </table:table-cell>
          <table:table-cell table:formula="of:=TEXT(VLOOKUP([.E114];[.$BI$2:.$BK$80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15]+([.C115]-1)*20" office:value-type="float" office:value="28" calcext:value-type="float">
            <text:p>28</text:p>
          </table:table-cell>
          <table:table-cell table:formula="of:=IF([.D115]&lt;10;&quot;  &quot;; &quot; &quot;)" office:value-type="string" office:string-value="  " calcext:value-type="string">
            <text:p><text:s text:c="2"/></text:p>
          </table:table-cell>
          <table:table-cell table:formula="of:=TEXT(VLOOKUP([.E115];[.$BI$2:.$BK$80];2); &quot;0#%&quot;)" office:value-type="string" office:string-value="33%" calcext:value-type="string">
            <text:p>33%</text:p>
          </table:table-cell>
          <table:table-cell table:formula="of:=TEXT(VLOOKUP([.E115];[.$BI$2:.$BK$80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16]+([.C116]-1)*20" office:value-type="float" office:value="23" calcext:value-type="float">
            <text:p>23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I$2:.$BK$80];2); &quot;0#%&quot;)" office:value-type="string" office:string-value="28%" calcext:value-type="string">
            <text:p>28%</text:p>
          </table:table-cell>
          <table:table-cell table:formula="of:=TEXT(VLOOKUP([.E116];[.$BI$2:.$BK$80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1-10  [10% - 20%] Divination Magic Resistance" calcext:value-type="string">
            <text:p>1-10 <text:s/>[10% - 2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17]+([.C117]-1)*20" office:value-type="float" office:value="10" calcext:value-type="float">
            <text:p>1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I$2:.$BK$80];2); &quot;0#%&quot;)" office:value-type="string" office:string-value="10%" calcext:value-type="string">
            <text:p>10%</text:p>
          </table:table-cell>
          <table:table-cell table:formula="of:=TEXT(VLOOKUP([.E117];[.$BI$2:.$BK$80];3);  &quot;0#%&quot;)" office:value-type="string" office:string-value="20%" calcext:value-type="string">
            <text:p>2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18]+([.C118]-1)*20" office:value-type="float" office:value="6" calcext:value-type="float">
            <text:p>6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I$2:.$BK$80];2); &quot;0#%&quot;)" office:value-type="string" office:string-value="07%" calcext:value-type="string">
            <text:p>07%</text:p>
          </table:table-cell>
          <table:table-cell table:formula="of:=TEXT(VLOOKUP([.E118];[.$BI$2:.$BK$80];3);  &quot;0#%&quot;)" office:value-type="string" office:string-value="12%" calcext:value-type="string">
            <text:p>1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3-5   [55% - 90%] Earth Resistance" calcext:value-type="string">
            <text:p>3-5 <text:s text:c="2"/>[55% - 9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19]+([.C119]-1)*20" office:value-type="float" office:value="45" calcext:value-type="float">
            <text:p>45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I$2:.$BK$80];2); &quot;0#%&quot;)" office:value-type="string" office:string-value="55%" calcext:value-type="string">
            <text:p>55%</text:p>
          </table:table-cell>
          <table:table-cell table:formula="of:=TEXT(VLOOKUP([.E119];[.$BI$2:.$BK$80];3);  &quot;0#%&quot;)" office:value-type="string" office:string-value="90%" calcext:value-type="string">
            <text:p>9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20]+([.C120]-1)*20" office:value-type="float" office:value="21" calcext:value-type="float">
            <text:p>21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I$2:.$BK$80];2); &quot;0#%&quot;)" office:value-type="string" office:string-value="26%" calcext:value-type="string">
            <text:p>26%</text:p>
          </table:table-cell>
          <table:table-cell table:formula="of:=TEXT(VLOOKUP([.E120];[.$BI$2:.$BK$80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21]+([.C121]-1)*20" office:value-type="float" office:value="21" calcext:value-type="float">
            <text:p>21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0];2); &quot;0#%&quot;)" office:value-type="string" office:string-value="26%" calcext:value-type="string">
            <text:p>26%</text:p>
          </table:table-cell>
          <table:table-cell table:formula="of:=TEXT(VLOOKUP([.E121];[.$BI$2:.$BK$80];3);  &quot;0#%&quot;)" office:value-type="string" office:string-value="42%" calcext:value-type="string">
            <text:p>42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22]+([.C122]-1)*20" office:value-type="float" office:value="11" calcext:value-type="float">
            <text:p>11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80];2); &quot;0#%&quot;)" office:value-type="string" office:string-value="11%" calcext:value-type="string">
            <text:p>11%</text:p>
          </table:table-cell>
          <table:table-cell table:formula="of:=TEXT(VLOOKUP([.E122];[.$BI$2:.$BK$80];3);  &quot;0#%&quot;)" office:value-type="string" office:string-value="22%" calcext:value-type="string">
            <text:p>22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3]+([.C123]-1)*20" office:value-type="float" office:value="1" calcext:value-type="float">
            <text:p>1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I$2:.$BK$80];2); &quot;0#%&quot;)" office:value-type="string" office:string-value="05%" calcext:value-type="string">
            <text:p>05%</text:p>
          </table:table-cell>
          <table:table-cell table:formula="of:=TEXT(VLOOKUP([.E123];[.$BI$2:.$BK$80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I$2:.$BK$80];2); &quot;0#%&quot;)" office:value-type="string" office:string-value="45%" calcext:value-type="string">
            <text:p>45%</text:p>
          </table:table-cell>
          <table:table-cell table:formula="of:=TEXT(VLOOKUP([.E124];[.$BI$2:.$BK$80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5]+([.C125]-1)*20" office:value-type="float" office:value="40" calcext:value-type="float">
            <text:p>40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I$2:.$BK$80];2); &quot;0#%&quot;)" office:value-type="string" office:string-value="45%" calcext:value-type="string">
            <text:p>45%</text:p>
          </table:table-cell>
          <table:table-cell table:formula="of:=TEXT(VLOOKUP([.E125];[.$BI$2:.$BK$80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26]+([.C126]-1)*20" office:value-type="float" office:value="63" calcext:value-type="float">
            <text:p>63</text:p>
          </table:table-cell>
          <table:table-cell table:formula="of:=IF([.D126]&lt;10;&quot;  &quot;; &quot; &quot;)" office:value-type="string" office:string-value=" " calcext:value-type="string">
            <text:p><text:s/></text:p>
          </table:table-cell>
          <table:table-cell table:formula="of:=TEXT(VLOOKUP([.E126];[.$BI$2:.$BK$80];2); &quot;0#%&quot;)" office:value-type="string" office:string-value="73%" calcext:value-type="string">
            <text:p>73%</text:p>
          </table:table-cell>
          <table:table-cell table:formula="of:=TEXT(VLOOKUP([.E126];[.$BI$2:.$BK$80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7]+([.C127]-1)*20" office:value-type="float" office:value="40" calcext:value-type="float">
            <text:p>40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I$2:.$BK$80];2); &quot;0#%&quot;)" office:value-type="string" office:string-value="45%" calcext:value-type="string">
            <text:p>45%</text:p>
          </table:table-cell>
          <table:table-cell table:formula="of:=TEXT(VLOOKUP([.E127];[.$BI$2:.$BK$80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28]+([.C128]-1)*20" office:value-type="float" office:value="49" calcext:value-type="float">
            <text:p>49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I$2:.$BK$80];2); &quot;0#%&quot;)" office:value-type="string" office:string-value="59%" calcext:value-type="string">
            <text:p>59%</text:p>
          </table:table-cell>
          <table:table-cell table:formula="of:=TEXT(VLOOKUP([.E128];[.$BI$2:.$BK$80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29]+([.C129]-1)*20" office:value-type="float" office:value="43" calcext:value-type="float">
            <text:p>43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I$2:.$BK$80];2); &quot;0#%&quot;)" office:value-type="string" office:string-value="53%" calcext:value-type="string">
            <text:p>53%</text:p>
          </table:table-cell>
          <table:table-cell table:formula="of:=TEXT(VLOOKUP([.E129];[.$BI$2:.$BK$80];3);  &quot;0#%&quot;)" office:value-type="string" office:string-value="86%" calcext:value-type="string">
            <text:p>8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30]+([.C130]-1)*20" office:value-type="float" office:value="50" calcext:value-type="float">
            <text:p>5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0];2); &quot;0#%&quot;)" office:value-type="string" office:string-value="60%" calcext:value-type="string">
            <text:p>60%</text:p>
          </table:table-cell>
          <table:table-cell table:formula="of:=TEXT(VLOOKUP([.E130];[.$BI$2:.$BK$80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32]+([.C132]-1)*20" office:value-type="float" office:value="47" calcext:value-type="float">
            <text:p>47</text:p>
          </table:table-cell>
          <table:table-cell table:formula="of:=IF([.D132]&lt;10;&quot;  &quot;; &quot; &quot;)" office:value-type="string" office:string-value="  " calcext:value-type="string">
            <text:p><text:s text:c="2"/></text:p>
          </table:table-cell>
          <table:table-cell table:formula="of:=TEXT(VLOOKUP([.E132];[.$BI$2:.$BK$80];2); &quot;0#%&quot;)" office:value-type="string" office:string-value="57%" calcext:value-type="string">
            <text:p>57%</text:p>
          </table:table-cell>
          <table:table-cell table:formula="of:=TEXT(VLOOKUP([.E132];[.$BI$2:.$BK$80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3]+([.C133]-1)*20" office:value-type="float" office:value="58" calcext:value-type="float">
            <text:p>58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formula="of:=TEXT(VLOOKUP([.E133];[.$BI$2:.$BK$80];2); &quot;0#%&quot;)" office:value-type="string" office:string-value="68%" calcext:value-type="string">
            <text:p>68%</text:p>
          </table:table-cell>
          <table:table-cell table:formula="of:=TEXT(VLOOKUP([.E133];[.$BI$2:.$BK$80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4]+([.C134]-1)*20" office:value-type="float" office:value="40" calcext:value-type="float">
            <text:p>40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I$2:.$BK$80];2); &quot;0#%&quot;)" office:value-type="string" office:string-value="45%" calcext:value-type="string">
            <text:p>45%</text:p>
          </table:table-cell>
          <table:table-cell table:formula="of:=TEXT(VLOOKUP([.E134];[.$BI$2:.$BK$80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35]+([.C135]-1)*20" office:value-type="float" office:value="3" calcext:value-type="float">
            <text:p>3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formula="of:=TEXT(VLOOKUP([.E135];[.$BI$2:.$BK$80];2); &quot;0#%&quot;)" office:value-type="string" office:string-value="06%" calcext:value-type="string">
            <text:p>06%</text:p>
          </table:table-cell>
          <table:table-cell table:formula="of:=TEXT(VLOOKUP([.E135];[.$BI$2:.$BK$80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36]+([.C136]-1)*20" office:value-type="float" office:value="43" calcext:value-type="float">
            <text:p>43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formula="of:=TEXT(VLOOKUP([.E136];[.$BI$2:.$BK$80];2); &quot;0#%&quot;)" office:value-type="string" office:string-value="53%" calcext:value-type="string">
            <text:p>53%</text:p>
          </table:table-cell>
          <table:table-cell table:formula="of:=TEXT(VLOOKUP([.E136];[.$BI$2:.$BK$80];3);  &quot;0#%&quot;)" office:value-type="string" office:string-value="86%" calcext:value-type="string">
            <text:p>8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7]+([.C137]-1)*20" office:value-type="float" office:value="14" calcext:value-type="float">
            <text:p>14</text:p>
          </table:table-cell>
          <table:table-cell table:formula="of:=IF([.D137]&lt;10;&quot;  &quot;; &quot; &quot;)" office:value-type="string" office:string-value=" " calcext:value-type="string">
            <text:p><text:s/></text:p>
          </table:table-cell>
          <table:table-cell table:formula="of:=TEXT(VLOOKUP([.E137];[.$BI$2:.$BK$80];2); &quot;0#%&quot;)" office:value-type="string" office:string-value="14%" calcext:value-type="string">
            <text:p>14%</text:p>
          </table:table-cell>
          <table:table-cell table:formula="of:=TEXT(VLOOKUP([.E137];[.$BI$2:.$BK$80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I$2:.$BK$80];2); &quot;0#%&quot;)" office:value-type="string" office:string-value="52%" calcext:value-type="string">
            <text:p>52%</text:p>
          </table:table-cell>
          <table:table-cell table:formula="of:=TEXT(VLOOKUP([.E138];[.$BI$2:.$BK$80];3);  &quot;0#%&quot;)" office:value-type="string" office:string-value="84%" calcext:value-type="string">
            <text:p>84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39]+([.C139]-1)*20" office:value-type="float" office:value="44" calcext:value-type="float">
            <text:p>44</text:p>
          </table:table-cell>
          <table:table-cell table:formula="of:=IF([.D139]&lt;10;&quot;  &quot;; &quot; &quot;)" office:value-type="string" office:string-value="  " calcext:value-type="string">
            <text:p><text:s text:c="2"/></text:p>
          </table:table-cell>
          <table:table-cell table:formula="of:=TEXT(VLOOKUP([.E139];[.$BI$2:.$BK$80];2); &quot;0#%&quot;)" office:value-type="string" office:string-value="54%" calcext:value-type="string">
            <text:p>54%</text:p>
          </table:table-cell>
          <table:table-cell table:formula="of:=TEXT(VLOOKUP([.E139];[.$BI$2:.$BK$80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0]+([.C140]-1)*20" office:value-type="float" office:value="14" calcext:value-type="float">
            <text:p>14</text:p>
          </table:table-cell>
          <table:table-cell table:formula="of:=IF([.D140]&lt;10;&quot;  &quot;; &quot; &quot;)" office:value-type="string" office:string-value=" " calcext:value-type="string">
            <text:p><text:s/></text:p>
          </table:table-cell>
          <table:table-cell table:formula="of:=TEXT(VLOOKUP([.E140];[.$BI$2:.$BK$80];2); &quot;0#%&quot;)" office:value-type="string" office:string-value="14%" calcext:value-type="string">
            <text:p>14%</text:p>
          </table:table-cell>
          <table:table-cell table:formula="of:=TEXT(VLOOKUP([.E140];[.$BI$2:.$BK$80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1]+([.C141]-1)*20" office:value-type="float" office:value="40" calcext:value-type="float">
            <text:p>40</text:p>
          </table:table-cell>
          <table:table-cell table:formula="of:=IF([.D141]&lt;10;&quot;  &quot;; &quot; &quot;)" office:value-type="string" office:string-value=" " calcext:value-type="string">
            <text:p><text:s/></text:p>
          </table:table-cell>
          <table:table-cell table:formula="of:=TEXT(VLOOKUP([.E141];[.$BI$2:.$BK$80];2); &quot;0#%&quot;)" office:value-type="string" office:string-value="45%" calcext:value-type="string">
            <text:p>45%</text:p>
          </table:table-cell>
          <table:table-cell table:formula="of:=TEXT(VLOOKUP([.E141];[.$BI$2:.$BK$80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42]+([.C142]-1)*20" office:value-type="float" office:value="13" calcext:value-type="float">
            <text:p>13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I$2:.$BK$80];2); &quot;0#%&quot;)" office:value-type="string" office:string-value="13%" calcext:value-type="string">
            <text:p>13%</text:p>
          </table:table-cell>
          <table:table-cell table:formula="of:=TEXT(VLOOKUP([.E142];[.$BI$2:.$BK$80];3);  &quot;0#%&quot;)" office:value-type="string" office:string-value="26%" calcext:value-type="string">
            <text:p>2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1-4   [06% - 08%] Shadow Magic Resistance" calcext:value-type="string">
            <text:p>1-4 <text:s text:c="2"/>[06% - 0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3]+([.C143]-1)*20" office:value-type="float" office:value="4" calcext:value-type="float">
            <text:p>4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0];2); &quot;0#%&quot;)" office:value-type="string" office:string-value="06%" calcext:value-type="string">
            <text:p>06%</text:p>
          </table:table-cell>
          <table:table-cell table:formula="of:=TEXT(VLOOKUP([.E143];[.$BI$2:.$BK$80];3);  &quot;0#%&quot;)" office:value-type="string" office:string-value="08%" calcext:value-type="string">
            <text:p>08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44]+([.C144]-1)*20" office:value-type="float" office:value="1" calcext:value-type="float">
            <text:p>1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0];2); &quot;0#%&quot;)" office:value-type="string" office:string-value="05%" calcext:value-type="string">
            <text:p>05%</text:p>
          </table:table-cell>
          <table:table-cell table:formula="of:=TEXT(VLOOKUP([.E144];[.$BI$2:.$BK$80];3);  &quot;0#%&quot;)" office:value-type="string" office:string-value="05%" calcext:value-type="string">
            <text:p>05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5]+([.C145]-1)*20" office:value-type="float" office:value="24" calcext:value-type="float">
            <text:p>24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I$2:.$BK$80];2); &quot;0#%&quot;)" office:value-type="string" office:string-value="29%" calcext:value-type="string">
            <text:p>29%</text:p>
          </table:table-cell>
          <table:table-cell table:formula="of:=TEXT(VLOOKUP([.E145];[.$BI$2:.$BK$80];3);  &quot;0#%&quot;)" office:value-type="string" office:string-value="48%" calcext:value-type="string">
            <text:p>48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16  [41% - 72%] Soul Magic Resistance" calcext:value-type="string">
            <text:p>2-16 <text:s/>[41% - 72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46]+([.C146]-1)*20" office:value-type="float" office:value="36" calcext:value-type="float">
            <text:p>36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0];2); &quot;0#%&quot;)" office:value-type="string" office:string-value="41%" calcext:value-type="string">
            <text:p>41%</text:p>
          </table:table-cell>
          <table:table-cell table:formula="of:=TEXT(VLOOKUP([.E146];[.$BI$2:.$BK$80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47]+([.C147]-1)*20" office:value-type="float" office:value="18" calcext:value-type="float">
            <text:p>18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0];2); &quot;0#%&quot;)" office:value-type="string" office:string-value="18%" calcext:value-type="string">
            <text:p>18%</text:p>
          </table:table-cell>
          <table:table-cell table:formula="of:=TEXT(VLOOKUP([.E147];[.$BI$2:.$BK$80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3-7   [57% - 94%] Space Magic Resistance" calcext:value-type="string">
            <text:p>3-7 <text:s text:c="2"/>[57% - 94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48]+([.C148]-1)*20" office:value-type="float" office:value="47" calcext:value-type="float">
            <text:p>47</text:p>
          </table:table-cell>
          <table:table-cell table:formula="of:=IF([.D148]&lt;10;&quot;  &quot;; &quot; &quot;)" office:value-type="string" office:string-value="  " calcext:value-type="string">
            <text:p><text:s text:c="2"/></text:p>
          </table:table-cell>
          <table:table-cell table:formula="of:=TEXT(VLOOKUP([.E148];[.$BI$2:.$BK$80];2); &quot;0#%&quot;)" office:value-type="string" office:string-value="57%" calcext:value-type="string">
            <text:p>57%</text:p>
          </table:table-cell>
          <table:table-cell table:formula="of:=TEXT(VLOOKUP([.E148];[.$BI$2:.$BK$80];3);  &quot;0#%&quot;)" office:value-type="string" office:string-value="94%" calcext:value-type="string">
            <text:p>94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9]+([.C149]-1)*20" office:value-type="float" office:value="40" calcext:value-type="float">
            <text:p>40</text:p>
          </table:table-cell>
          <table:table-cell table:formula="of:=IF([.D149]&lt;10;&quot;  &quot;; &quot; &quot;)" office:value-type="string" office:string-value=" " calcext:value-type="string">
            <text:p><text:s/></text:p>
          </table:table-cell>
          <table:table-cell table:formula="of:=TEXT(VLOOKUP([.E149];[.$BI$2:.$BK$80];2); &quot;0#%&quot;)" office:value-type="string" office:string-value="45%" calcext:value-type="string">
            <text:p>45%</text:p>
          </table:table-cell>
          <table:table-cell table:formula="of:=TEXT(VLOOKUP([.E149];[.$BI$2:.$BK$80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1]+([.C151]-1)*20" office:value-type="float" office:value="40" calcext:value-type="float">
            <text:p>40</text:p>
          </table:table-cell>
          <table:table-cell table:formula="of:=IF([.D151]&lt;10;&quot;  &quot;; &quot; &quot;)" office:value-type="string" office:string-value=" " calcext:value-type="string">
            <text:p><text:s/></text:p>
          </table:table-cell>
          <table:table-cell table:formula="of:=TEXT(VLOOKUP([.E151];[.$BI$2:.$BK$80];2); &quot;0#%&quot;)" office:value-type="string" office:string-value="45%" calcext:value-type="string">
            <text:p>45%</text:p>
          </table:table-cell>
          <table:table-cell table:formula="of:=TEXT(VLOOKUP([.E151];[.$BI$2:.$BK$80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52]+([.C152]-1)*20" office:value-type="float" office:value="18" calcext:value-type="float">
            <text:p>18</text:p>
          </table:table-cell>
          <table:table-cell table:formula="of:=IF([.D152]&lt;10;&quot;  &quot;; &quot; &quot;)" office:value-type="string" office:string-value=" " calcext:value-type="string">
            <text:p><text:s/></text:p>
          </table:table-cell>
          <table:table-cell table:formula="of:=TEXT(VLOOKUP([.E152];[.$BI$2:.$BK$80];2); &quot;0#%&quot;)" office:value-type="string" office:string-value="18%" calcext:value-type="string">
            <text:p>18%</text:p>
          </table:table-cell>
          <table:table-cell table:formula="of:=TEXT(VLOOKUP([.E152];[.$BI$2:.$BK$80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3]+([.C153]-1)*20" office:value-type="float" office:value="14" calcext:value-type="float">
            <text:p>14</text:p>
          </table:table-cell>
          <table:table-cell table:formula="of:=IF([.D153]&lt;10;&quot;  &quot;; &quot; &quot;)" office:value-type="string" office:string-value=" " calcext:value-type="string">
            <text:p><text:s/></text:p>
          </table:table-cell>
          <table:table-cell table:formula="of:=TEXT(VLOOKUP([.E153];[.$BI$2:.$BK$80];2); &quot;0#%&quot;)" office:value-type="string" office:string-value="14%" calcext:value-type="string">
            <text:p>14%</text:p>
          </table:table-cell>
          <table:table-cell table:formula="of:=TEXT(VLOOKUP([.E153];[.$BI$2:.$BK$80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3-16  [66% - 95%] Void Magic Resistance" calcext:value-type="string">
            <text:p>3-16 <text:s/>[66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54]+([.C154]-1)*20" office:value-type="float" office:value="56" calcext:value-type="float">
            <text:p>56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0];2); &quot;0#%&quot;)" office:value-type="string" office:string-value="66%" calcext:value-type="string">
            <text:p>66%</text:p>
          </table:table-cell>
          <table:table-cell table:formula="of:=TEXT(VLOOKUP([.E154];[.$BI$2:.$BK$80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55];&quot;-&quot;;[.D155];[.F155];&quot; [&quot;; [.G155]; &quot; - &quot;; [.H155]; &quot;] &quot;;[.B155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55]+([.C155]-1)*20" office:value-type="float" office:value="44" calcext:value-type="float">
            <text:p>44</text:p>
          </table:table-cell>
          <table:table-cell table:formula="of:=IF([.D155]&lt;10;&quot;  &quot;; &quot; &quot;)" office:value-type="string" office:string-value="  " calcext:value-type="string">
            <text:p><text:s text:c="2"/></text:p>
          </table:table-cell>
          <table:table-cell table:formula="of:=TEXT(VLOOKUP([.E155];[.$BI$2:.$BK$80];2); &quot;0#%&quot;)" office:value-type="string" office:string-value="54%" calcext:value-type="string">
            <text:p>54%</text:p>
          </table:table-cell>
          <table:table-cell table:formula="of:=TEXT(VLOOKUP([.E155];[.$BI$2:.$BK$80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6];&quot;-&quot;;[.D156];[.F156];&quot; [&quot;; [.G156]; &quot; - &quot;; [.H156]; &quot;] &quot;;[.B156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56]+([.C156]-1)*20" office:value-type="float" office:value="50" calcext:value-type="float">
            <text:p>50</text:p>
          </table:table-cell>
          <table:table-cell table:formula="of:=IF([.D156]&lt;10;&quot;  &quot;; &quot; &quot;)" office:value-type="string" office:string-value=" " calcext:value-type="string">
            <text:p><text:s/></text:p>
          </table:table-cell>
          <table:table-cell table:formula="of:=TEXT(VLOOKUP([.E156];[.$BI$2:.$BK$80];2); &quot;0#%&quot;)" office:value-type="string" office:string-value="60%" calcext:value-type="string">
            <text:p>60%</text:p>
          </table:table-cell>
          <table:table-cell table:formula="of:=TEXT(VLOOKUP([.E156];[.$BI$2:.$BK$80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3-1   [51% - 82%] Wood Magic Resistance" calcext:value-type="string">
            <text:p>3-1 <text:s text:c="2"/>[51% - 82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57]+([.C157]-1)*20" office:value-type="float" office:value="41" calcext:value-type="float">
            <text:p>41</text:p>
          </table:table-cell>
          <table:table-cell table:formula="of:=IF([.D157]&lt;10;&quot;  &quot;; &quot; &quot;)" office:value-type="string" office:string-value="  " calcext:value-type="string">
            <text:p><text:s text:c="2"/></text:p>
          </table:table-cell>
          <table:table-cell table:formula="of:=TEXT(VLOOKUP([.E157];[.$BI$2:.$BK$80];2); &quot;0#%&quot;)" office:value-type="string" office:string-value="51%" calcext:value-type="string">
            <text:p>51%</text:p>
          </table:table-cell>
          <table:table-cell table:formula="of:=TEXT(VLOOKUP([.E157];[.$BI$2:.$BK$80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9]; [.C159])" office:value-type="string" office:string-value="13 1st tier" calcext:value-type="string">
            <text:p>13 1st tier</text:p>
          </table:table-cell>
          <table:table-cell table:formula="of:=COUNTIF([.$C$101:.$C$157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0]; [.C160])" office:value-type="string" office:string-value="23 2nd tier" calcext:value-type="string">
            <text:p>23 2nd tier</text:p>
          </table:table-cell>
          <table:table-cell table:formula="of:=COUNTIF([.$C$101:.$C$157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1]; [.C161])" office:value-type="string" office:string-value="18 3rd tier" calcext:value-type="string">
            <text:p>18 3rd tier</text:p>
          </table:table-cell>
          <table:table-cell table:formula="of:=COUNTIF([.$C$101:.$C$157];&quot;=3&quot;)" office:value-type="float" office:value="18" calcext:value-type="float">
            <text:p>18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3:.G163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61]+[.B160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3]*[.E163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64:.G164])" office:value-type="string" office:string-value="Ash Speed:   18 x 5% = 90%" calcext:value-type="string">
            <text:p>Ash Speed: <text:s text:c="2"/>18 x 5% = 90%</text:p>
          </table:table-cell>
          <table:table-cell office:value-type="string" calcext:value-type="string">
            <text:p>Ash Speed: <text:s text:c="2"/></text:p>
          </table:table-cell>
          <table:table-cell table:formula="of:=[.B161]" office:value-type="float" office:value="18" calcext:value-type="float">
            <text:p>18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4]*[.E164]; &quot;###,#%&quot;)" office:value-type="string" office:string-value="90%" calcext:value-type="string">
            <text:p>9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6:.O166])" office:value-type="string" office:string-value="Weight:   252.0 kgs   [555.6 lbs] [0.28 tons]" calcext:value-type="string">
            <text:p>Weight: <text:s text:c="2"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67])-LEN([.D166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67])-LEN([.H166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67:.O167])" office:value-type="string" office:string-value="Maxed: 15,120.0 kgs [3,333.4 lbs] [1.67 tons]" calcext:value-type="string">
            <text:p>Maxed: 15,120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15,120.0" calcext:value-type="string">
            <text:p>15,120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9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2]; &quot; + &quot;; [.D172]; &quot; + &quot;; [.E172]; &quot; = &quot;; [.F172]; &quot;) more dense - &quot;; [.B44] ;&quot; 2nd&quot;)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  <table:table-cell/>
          <table:table-cell table:formula="of:=TEXT([.B161]*15%;&quot;%&quot;)" office:value-type="string" office:string-value="270%" calcext:value-type="string">
            <text:p>270%</text:p>
          </table:table-cell>
          <table:table-cell table:formula="of:=TEXT([.B160]*10%;&quot;%&quot;)" office:value-type="string" office:string-value="230%" calcext:value-type="string">
            <text:p>230%</text:p>
          </table:table-cell>
          <table:table-cell table:formula="of:=TEXT([.B159]*5%;&quot;%&quot;)" office:value-type="string" office:string-value="65%" calcext:value-type="string">
            <text:p>65%</text:p>
          </table:table-cell>
          <table:table-cell table:formula="of:=TEXT([.C172]+[.D172]+[.E172]; &quot;###,#%&quot;)" office:value-type="string" office:string-value="565%" calcext:value-type="string">
            <text:p>56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5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2]; &quot; 2nd&quot;)" office:value-type="string" office:string-value="        The fires flowing through you have hardened your bones and muscles - Primordial Flesh 2nd" calcext:value-type="string">
            <text:p><text:s text:c="8"/>The fires flowing through you have hardened your bones and muscles - Primordial Flesh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0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2]; &quot;] more dense.&quot;)" office:value-type="string" office:string-value="                [565%] more dense." calcext:value-type="string">
            <text:p><text:s text:c="16"/>[56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10" calcext:value-type="float">
            <text:p>510</text:p>
          </table:table-cell>
          <table:table-cell table:formula="of:=LEN([.D208])" office:value-type="float" office:value="3" calcext:value-type="float">
            <text:p>3</text:p>
          </table:table-cell>
          <table:table-cell table:formula="of:=REPT(&quot; &quot;; MAX([.$E$208:.$E$210])-[.E20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3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8" calcext:value-type="float">
            <text:p>508</text:p>
          </table:table-cell>
          <table:table-cell table:formula="of:=LEN([.D209])" office:value-type="float" office:value="3" calcext:value-type="float">
            <text:p>3</text:p>
          </table:table-cell>
          <table:table-cell table:formula="of:=REPT(&quot; &quot;; MAX([.$E$208:.$E$210])-[.E209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5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00" calcext:value-type="float">
            <text:p>500</text:p>
          </table:table-cell>
          <table:table-cell table:formula="of:=LEN([.D210])" office:value-type="float" office:value="3" calcext:value-type="float">
            <text:p>3</text:p>
          </table:table-cell>
          <table:table-cell table:formula="of:=REPT(&quot; &quot;; MAX([.$E$208:.$E$210])-[.E210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7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972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17:.$M$225])-[.M217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17:.$M$225])-[.M221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35" calcext:value-type="float">
            <text:p>53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212.3" calcext:value-type="string">
            <text:p>8,212.3</text:p>
          </table:table-cell>
          <table:table-cell office:value-type="string" calcext:value-type="string">
            <text:p>]</text:p>
          </table:table-cell>
          <table:table-cell/>
          <table:table-cell table:formula="of:=LEN([.H222])" office:value-type="float" office:value="7" calcext:value-type="float">
            <text:p>7</text:p>
          </table:table-cell>
          <table:table-cell table:formula="of:=REPT(&quot; &quot;; MAX([.$K$222:.$K$224])-[.K222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17:.$M$225])-[.M222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600.0" calcext:value-type="string">
            <text:p>3,600.0</text:p>
          </table:table-cell>
          <table:table-cell office:value-type="string" calcext:value-type="string">
            <text:p>]</text:p>
          </table:table-cell>
          <table:table-cell/>
          <table:table-cell table:formula="of:=LEN([.H223])" office:value-type="float" office:value="7" calcext:value-type="float">
            <text:p>7</text:p>
          </table:table-cell>
          <table:table-cell table:formula="of:=REPT(&quot; &quot;; MAX([.$K$222:.$K$224])-[.K223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17:.$M$225])-[.M223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660" calcext:value-type="float">
            <text:p>166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5,481.0" calcext:value-type="string">
            <text:p>25,481.0</text:p>
          </table:table-cell>
          <table:table-cell office:value-type="string" calcext:value-type="string">
            <text:p>]</text:p>
          </table:table-cell>
          <table:table-cell/>
          <table:table-cell table:formula="of:=LEN([.H224])" office:value-type="float" office:value="8" calcext:value-type="float">
            <text:p>8</text:p>
          </table:table-cell>
          <table:table-cell table:formula="of:=REPT(&quot; &quot;; MAX([.$K$222:.$K$224])-[.K224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17:.$M$225])-[.M224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17:.$M$225])-[.M225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K3];&quot;#,##0.0%&quot;)" office:value-type="string" office:string-value="5,530.0%" calcext:value-type="string">
            <text:p>5,530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2,077.0%" calcext:value-type="string">
            <text:p>2,07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950.0%" calcext:value-type="string">
            <text:p>1,95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9,692" calcext:value-type="string">
            <text:p>69,692</text:p>
          </table:table-cell>
          <table:table-cell table:formula="of:=LEN([.C231])" office:value-type="float" office:value="6" calcext:value-type="float">
            <text:p>6</text:p>
          </table:table-cell>
          <table:table-cell table:formula="of:=REPT(&quot; &quot;;MAX([.$D$231:.$D$233])-[.D231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4,500" calcext:value-type="string">
            <text:p>4,500</text:p>
          </table:table-cell>
          <table:table-cell table:formula="of:=LEN([.C232])" office:value-type="float" office:value="5" calcext:value-type="float">
            <text:p>5</text:p>
          </table:table-cell>
          <table:table-cell table:formula="of:=REPT(&quot; &quot;;MAX([.$D$231:.$D$233])-[.D232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09,200" calcext:value-type="string">
            <text:p>109,200</text:p>
          </table:table-cell>
          <table:table-cell table:formula="of:=LEN([.C233])" office:value-type="float" office:value="7" calcext:value-type="float">
            <text:p>7</text:p>
          </table:table-cell>
          <table:table-cell table:formula="of:=REPT(&quot; &quot;;MAX([.$D$231:.$D$233])-[.D233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 text:c="2"/></text:p>
          </table:table-cell>
          <table:table-cell table:formula="of:=TEXT([.W2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4.6" calcext:value-type="string">
            <text:p>234.6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97.1" calcext:value-type="string">
            <text:p>297.1</text:p>
          </table:table-cell>
          <table:table-cell/>
          <table:table-cell office:value-type="string" calcext:value-type="string">
            <text:p><text:s/>seconds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43%" calcext:value-type="string">
            <text:p>0.43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298.5" calcext:value-type="string">
            <text:p>298.5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33.5" calcext:value-type="string">
            <text:p>233.5</text:p>
          </table:table-cell>
          <table:table-cell/>
          <table:table-cell office:value-type="string" calcext:value-type="string">
            <text:p><text:s/>seconds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ec: <text:s text:c="2"/></text:p>
          </table:table-cell>
          <table:table-cell table:formula="of:=TEXT([.W3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367.6" calcext:value-type="string">
            <text:p>367.6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97.0" calcext:value-type="string">
            <text:p>297.0</text:p>
          </table:table-cell>
          <table:table-cell/>
          <table:table-cell office:value-type="string" calcext:value-type="string">
            <text:p><text:s/>seconds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452.8" calcext:value-type="string">
            <text:p>452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41.2" calcext:value-type="string">
            <text:p>241.2</text:p>
          </table:table-cell>
          <table:table-cell/>
          <table:table-cell office:value-type="string" calcext:value-type="string">
            <text:p><text:s/>seconds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481%" calcext:value-type="string">
            <text:p>98.481%</text:p>
          </table:table-cell>
          <table:table-cell table:formula="of:=REPT(&quot; &quot;;MAX([.$K$241:.$K$242])-[.K241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1:.$L$242])-[.L241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65.89" calcext:value-type="string">
            <text:p>65.89</text:p>
          </table:table-cell>
          <table:table-cell office:value-type="string" calcext:value-type="string">
            <text:p>]</text:p>
          </table:table-cell>
          <table:table-cell/>
          <table:table-cell table:formula="of:=LEN([.D241])" office:value-type="float" office:value="7" calcext:value-type="float">
            <text:p>7</text:p>
          </table:table-cell>
          <table:table-cell table:formula="of:=LEN([.H241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4,533,464.6" calcext:value-type="string">
            <text:p>4,533,464.6</text:p>
          </table:table-cell>
          <table:table-cell table:formula="of:=REPT(&quot; &quot;;MAX([.$K$241:.$K$242])-[.K242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1:.$L$242])-[.L242])">
            <text:p/>
          </table:table-cell>
          <table:table-cell table:formula="of:=TEXT([.S13]*(1+[.AZ21]);&quot;#,##0.00&quot;)" office:value-type="string" office:string-value="250.38" calcext:value-type="string">
            <text:p>250.38</text:p>
          </table:table-cell>
          <table:table-cell office:value-type="string" calcext:value-type="string">
            <text:p>]</text:p>
          </table:table-cell>
          <table:table-cell/>
          <table:table-cell table:formula="of:=LEN([.D242])" office:value-type="float" office:value="11" calcext:value-type="float">
            <text:p>11</text:p>
          </table:table-cell>
          <table:table-cell table:formula="of:=LEN([.H242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45:.E274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4]; &quot;x# &quot;)" office:value-type="string" office:string-value="x5 " calcext:value-type="string">
            <text:p>x5 </text:p>
          </table:table-cell>
          <table:table-cell table:formula="of:=LEN([.B24])" office:value-type="float" office:value="13" calcext:value-type="float">
            <text:p>13</text:p>
          </table:table-cell>
          <table:table-cell table:formula="of:=[.$E$244]-[.E245]+1+IF([.K24]&lt;10;1;0)" office:value-type="float" office:value="19" calcext:value-type="float">
            <text:p>19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/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      " calcext:value-type="string">
            <text:p><text:s text:c="19"/></text:p>
          </table:table-cell>
          <table:table-cell table:formula="of:=IF([.N24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27" calcext:value-type="float">
            <text:p>27</text:p>
          </table:table-cell>
          <table:table-cell table:formula="of:=[.$E$244]-[.E246]+1+IF([.K25]&lt;10;1;0)" office:value-type="float" office:value="5" calcext:value-type="float">
            <text:p>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9" calcext:value-type="float">
            <text:p>9</text:p>
          </table:table-cell>
          <table:table-cell/>
          <table:table-cell table:formula="of:=IF([.I246]&lt;10; &quot;  &quot;; &quot; &quot;)" office:value-type="string" office:string-value="  " calcext:value-type="string">
            <text:p><text:s text:c="2"/></text:p>
          </table:table-cell>
          <table:table-cell table:formula="of:=REPT(&quot; &quot;; [.F246])" office:value-type="string" office:string-value="     " calcext:value-type="string">
            <text:p><text:s text:c="5"/></text:p>
          </table:table-cell>
          <table:table-cell table:formula="of:=IF([.N24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10 " calcext:value-type="string">
            <text:p>x10 </text:p>
          </table:table-cell>
          <table:table-cell table:formula="of:=LEN([.B26])" office:value-type="float" office:value="22" calcext:value-type="float">
            <text:p>22</text:p>
          </table:table-cell>
          <table:table-cell table:formula="of:=[.$E$244]-[.E247]+1+IF([.K26]&lt;10;1;0)" office:value-type="float" office:value="9" calcext:value-type="float">
            <text:p>9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7" calcext:value-type="float">
            <text:p>7</text:p>
          </table:table-cell>
          <table:table-cell/>
          <table:table-cell table:formula="of:=IF([.I247]&lt;10; &quot;  &quot;; &quot; &quot;)" office:value-type="string" office:string-value="  " calcext:value-type="string">
            <text:p><text:s text:c="2"/></text:p>
          </table:table-cell>
          <table:table-cell table:formula="of:=REPT(&quot; &quot;; [.F247])" office:value-type="string" office:string-value="         " calcext:value-type="string">
            <text:p><text:s text:c="9"/></text:p>
          </table:table-cell>
          <table:table-cell table:formula="of:=IF([.N247]=&quot;&quot;;&quot;&quot;;&quot;[&quot;)" office:value-type="string" office:string-value="[" calcext:value-type="string">
            <text:p>[</text:p>
          </table:table-cell>
          <table:table-cell table:formula="of:=COM.MICROSOFT.CONCAT(TEXT([.L26];&quot;#,##0.0%&quot;); [.$N$244]; TEXT([.M26];&quot;#,##0.0%&quot;))" office:value-type="string" office:string-value="73.5% =&gt; 735.0%" calcext:value-type="string">
            <text:p>73.5% =&gt; 73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 " calcext:value-type="string">
            <text:p>x1 </text:p>
          </table:table-cell>
          <table:table-cell table:formula="of:=LEN([.B27])" office:value-type="float" office:value="12" calcext:value-type="float">
            <text:p>12</text:p>
          </table:table-cell>
          <table:table-cell table:formula="of:=[.$E$244]-[.E248]+1+IF([.K27]&lt;10;1;0)" office:value-type="float" office:value="20" calcext:value-type="float">
            <text:p>20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5" calcext:value-type="float">
            <text:p>5</text:p>
          </table:table-cell>
          <table:table-cell/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          " calcext:value-type="string">
            <text:p><text:s text:c="20"/></text:p>
          </table:table-cell>
          <table:table-cell table:formula="of:=IF([.N24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5" calcext:value-type="float">
            <text:p>15</text:p>
          </table:table-cell>
          <table:table-cell table:formula="of:=[.$E$244]-[.E249]+1+IF([.K28]&lt;10;1;0)" office:value-type="float" office:value="17" calcext:value-type="float">
            <text:p>17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30" calcext:value-type="float">
            <text:p>30</text:p>
          </table:table-cell>
          <table:table-cell/>
          <table:table-cell table:formula="of:=IF([.I249]&lt;10; &quot;  &quot;; &quot; &quot;)" office:value-type="string" office:string-value=" " calcext:value-type="string">
            <text:p><text:s/></text:p>
          </table:table-cell>
          <table:table-cell table:formula="of:=REPT(&quot; &quot;; [.F249])" office:value-type="string" office:string-value="                 " calcext:value-type="string">
            <text:p><text:s text:c="17"/></text:p>
          </table:table-cell>
          <table:table-cell table:formula="of:=IF([.N24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4 " calcext:value-type="string">
            <text:p>x14 </text:p>
          </table:table-cell>
          <table:table-cell table:formula="of:=LEN([.B29])" office:value-type="float" office:value="17" calcext:value-type="float">
            <text:p>17</text:p>
          </table:table-cell>
          <table:table-cell table:formula="of:=[.$E$244]-[.E250]+1+IF([.K29]&lt;10;1;0)" office:value-type="float" office:value="14" calcext:value-type="float">
            <text:p>14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8" calcext:value-type="float">
            <text:p>8</text:p>
          </table:table-cell>
          <table:table-cell/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formula="of:=REPT(&quot; &quot;; [.F250])" office:value-type="string" office:string-value="              " calcext:value-type="string">
            <text:p><text:s text:c="14"/></text:p>
          </table:table-cell>
          <table:table-cell table:formula="of:=IF([.N250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44]; TEXT([.AW29];&quot;#,##0.0%&quot;))" office:value-type="string" office:string-value="44.0% =&gt; 616.0%" calcext:value-type="string">
            <text:p>44.0% =&gt; 616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29];&quot;#,##0.0%&quot;); [.$N$244]; TEXT([.M29];&quot;#,##0.0%&quot;))" office:value-type="string" office:string-value="124.0% =&gt; 1,736.0%" calcext:value-type="string">
            <text:p>124.0% =&gt; 1,736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29];&quot;#,##0.0%&quot;);[.$N$244]; TEXT([.AK29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0 " calcext:value-type="string">
            <text:p>x10 </text:p>
          </table:table-cell>
          <table:table-cell table:formula="of:=LEN([.B30])" office:value-type="float" office:value="16" calcext:value-type="float">
            <text:p>16</text:p>
          </table:table-cell>
          <table:table-cell table:formula="of:=[.$E$244]-[.E251]+1+IF([.K30]&lt;10;1;0)" office:value-type="float" office:value="15" calcext:value-type="float">
            <text:p>15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/>
          <table:table-cell table:formula="of:=IF([.I251]&lt;10; &quot;  &quot;; &quot; &quot;)" office:value-type="string" office:string-value=" " calcext:value-type="string">
            <text:p><text:s/></text:p>
          </table:table-cell>
          <table:table-cell table:formula="of:=REPT(&quot; &quot;; [.F251])" office:value-type="string" office:string-value="               " calcext:value-type="string">
            <text:p><text:s text:c="15"/></text:p>
          </table:table-cell>
          <table:table-cell table:formula="of:=IF([.N251]=&quot;&quot;;&quot;&quot;;&quot;[&quot;)" office:value-type="string" office:string-value="[" calcext:value-type="string">
            <text:p>[</text:p>
          </table:table-cell>
          <table:table-cell table:formula="of:=COM.MICROSOFT.CONCAT(TEXT([.L30];&quot;#,##0.0%&quot;);[.$N$244]; TEXT([.M30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16" calcext:value-type="float">
            <text:p>16</text:p>
          </table:table-cell>
          <table:table-cell table:formula="of:=[.$E$244]-[.E252]+1+IF([.K31]&lt;10;1;0)" office:value-type="float" office:value="15" calcext:value-type="float">
            <text:p>15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/>
          <table:table-cell table:formula="of:=IF([.I252]&lt;10; &quot;  &quot;; &quot; &quot;)" office:value-type="string" office:string-value=" " calcext:value-type="string">
            <text:p><text:s/></text:p>
          </table:table-cell>
          <table:table-cell table:formula="of:=REPT(&quot; &quot;; [.F252])" office:value-type="string" office:string-value="               " calcext:value-type="string">
            <text:p><text:s text:c="15"/></text:p>
          </table:table-cell>
          <table:table-cell table:formula="of:=IF([.N25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3" calcext:value-type="float">
            <text:p>13</text:p>
          </table:table-cell>
          <table:table-cell table:formula="of:=[.$E$244]-[.E253]+1+IF([.K32]&lt;10;1;0)" office:value-type="float" office:value="18" calcext:value-type="float">
            <text:p>1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53]&lt;10; &quot;  &quot;; &quot; &quot;)" office:value-type="string" office:string-value=" " calcext:value-type="string">
            <text:p><text:s/></text:p>
          </table:table-cell>
          <table:table-cell table:formula="of:=REPT(&quot; &quot;; [.F253])" office:value-type="string" office:string-value="                  " calcext:value-type="string">
            <text:p><text:s text:c="18"/></text:p>
          </table:table-cell>
          <table:table-cell table:formula="of:=IF([.N25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22" calcext:value-type="float">
            <text:p>22</text:p>
          </table:table-cell>
          <table:table-cell table:formula="of:=[.$E$244]-[.E254]+1+IF([.K33]&lt;10;1;0)" office:value-type="float" office:value="9" calcext:value-type="float">
            <text:p>9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6" calcext:value-type="float">
            <text:p>6</text:p>
          </table:table-cell>
          <table:table-cell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 office:value-type="string" office:string-value="         " calcext:value-type="string">
            <text:p><text:s text:c="9"/></text:p>
          </table:table-cell>
          <table:table-cell table:formula="of:=IF([.N254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formula="of:=REPT(&quot; &quot;; [.F255])">
            <text:p/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formula="of:=REPT(&quot; &quot;; [.F256])">
            <text:p/>
          </table:table-cell>
          <table:table-cell table:formula="of:=IF([.N25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12 " calcext:value-type="string">
            <text:p>x12 </text:p>
          </table:table-cell>
          <table:table-cell table:formula="of:=LEN([.B36])" office:value-type="float" office:value="19" calcext:value-type="float">
            <text:p>19</text:p>
          </table:table-cell>
          <table:table-cell table:formula="of:=[.$E$244]-[.E257]+1+IF([.K36]&lt;10;1;0)" office:value-type="float" office:value="12" calcext:value-type="float">
            <text:p>12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/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   " calcext:value-type="string">
            <text:p><text:s text:c="12"/></text:p>
          </table:table-cell>
          <table:table-cell table:formula="of:=IF([.N257]=&quot;&quot;;&quot;&quot;;&quot;[&quot;)" office:value-type="string" office:string-value="[" calcext:value-type="string">
            <text:p>[</text:p>
          </table:table-cell>
          <table:table-cell table:formula="of:=COM.MICROSOFT.CONCAT(TEXT([.L36];&quot;#,##0.0%&quot;);[.$N$244]; TEXT([.M36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0 " calcext:value-type="string">
            <text:p>x10 </text:p>
          </table:table-cell>
          <table:table-cell table:formula="of:=LEN([.B37])" office:value-type="float" office:value="10" calcext:value-type="float">
            <text:p>10</text:p>
          </table:table-cell>
          <table:table-cell table:formula="of:=[.$E$244]-[.E258]+1+IF([.K37]&lt;10;1;0)" office:value-type="float" office:value="21" calcext:value-type="float">
            <text:p>21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/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 " calcext:value-type="string">
            <text:p><text:s text:c="21"/></text:p>
          </table:table-cell>
          <table:table-cell table:formula="of:=IF([.N258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 [.$N$244]; TEXT([.M37];&quot;#,##0.0%&quot;))" office:value-type="string" office:string-value="70.0% =&gt; 700.0%" calcext:value-type="string">
            <text:p>70.0% =&gt; 70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44]; TEXT(10%*[.K37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3 " calcext:value-type="string">
            <text:p>x3 </text:p>
          </table:table-cell>
          <table:table-cell table:formula="of:=LEN([.B38])" office:value-type="float" office:value="24" calcext:value-type="float">
            <text:p>24</text:p>
          </table:table-cell>
          <table:table-cell table:formula="of:=[.$E$244]-[.E259]+1+IF([.K38]&lt;10;1;0)" office:value-type="float" office:value="8" calcext:value-type="float">
            <text:p>8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/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" calcext:value-type="string">
            <text:p><text:s text:c="8"/></text:p>
          </table:table-cell>
          <table:table-cell table:formula="of:=IF([.N25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12 " calcext:value-type="string">
            <text:p>x12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44]-[.E260]+1+IF([.K39]&lt;10;1;0)" office:value-type="float" office:value="18" calcext:value-type="float">
            <text:p>18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/>
          <table:table-cell table:formula="of:=IF([.I260]&lt;10; &quot;  &quot;; &quot; &quot;)" office:value-type="string" office:string-value=" " calcext:value-type="string">
            <text:p><text:s/></text:p>
          </table:table-cell>
          <table:table-cell table:formula="of:=REPT(&quot; &quot;; [.F260])" office:value-type="string" office:string-value="                  " calcext:value-type="string">
            <text:p><text:s text:c="18"/></text:p>
          </table:table-cell>
          <table:table-cell table:formula="of:=IF([.N26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3 " calcext:value-type="string">
            <text:p>x3 </text:p>
          </table:table-cell>
          <table:table-cell table:formula="of:=LEN([.B40])" office:value-type="float" office:value="13" calcext:value-type="float">
            <text:p>13</text:p>
          </table:table-cell>
          <table:table-cell table:formula="of:=[.$E$244]-[.E261]+1+IF([.K40]&lt;10;1;0)" office:value-type="float" office:value="19" calcext:value-type="float">
            <text:p>19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    " calcext:value-type="string">
            <text:p><text:s text:c="19"/></text:p>
          </table:table-cell>
          <table:table-cell table:formula="of:=IF([.N26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30" calcext:value-type="float">
            <text:p>30</text:p>
          </table:table-cell>
          <table:table-cell table:formula="of:=[.$E$244]-[.E262]+1+IF([.K41]&lt;10;1;0)" office:value-type="float" office:value="2" calcext:value-type="float">
            <text:p>2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9" calcext:value-type="float">
            <text:p>9</text:p>
          </table:table-cell>
          <table:table-cell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formula="of:=REPT(&quot; &quot;; [.F262])" office:value-type="string" office:string-value="  " calcext:value-type="string">
            <text:p><text:s text:c="2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12 " calcext:value-type="string">
            <text:p>x12 </text:p>
          </table:table-cell>
          <table:table-cell table:formula="of:=LEN([.B42])" office:value-type="float" office:value="15" calcext:value-type="float">
            <text:p>15</text:p>
          </table:table-cell>
          <table:table-cell table:formula="of:=[.$E$244]-[.E263]+1+IF([.K42]&lt;10;1;0)" office:value-type="float" office:value="16" calcext:value-type="float">
            <text:p>16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6" calcext:value-type="float">
            <text:p>6</text:p>
          </table:table-cell>
          <table:table-cell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 office:value-type="string" office:string-value="                " calcext:value-type="string">
            <text:p><text:s text:c="16"/></text:p>
          </table:table-cell>
          <table:table-cell table:formula="of:=IF([.N26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3" calcext:value-type="float">
            <text:p>13</text:p>
          </table:table-cell>
          <table:table-cell table:formula="of:=[.$E$244]-[.E264]+1+IF([.K43]&lt;10;1;0)" office:value-type="float" office:value="18" calcext:value-type="float">
            <text:p>1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30" calcext:value-type="float">
            <text:p>30</text:p>
          </table:table-cell>
          <table:table-cell/>
          <table:table-cell table:formula="of:=IF([.I264]&lt;10; &quot;  &quot;; &quot; &quot;)" office:value-type="string" office:string-value=" " calcext:value-type="string">
            <text:p><text:s/></text:p>
          </table:table-cell>
          <table:table-cell table:formula="of:=REPT(&quot; &quot;; [.F264])" office:value-type="string" office:string-value="                  " calcext:value-type="string">
            <text:p><text:s text:c="18"/></text:p>
          </table:table-cell>
          <table:table-cell table:formula="of:=IF([.N264]=&quot;&quot;;&quot;&quot;;&quot;[&quot;)" office:value-type="string" office:string-value="[" calcext:value-type="string">
            <text:p>[</text:p>
          </table:table-cell>
          <table:table-cell table:formula="of:=COM.MICROSOFT.CONCAT(TEXT([.L43];&quot;#,##0.0%&quot;); [.$N$244]; TEXT([.M43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44]-[.E265]+1+IF([.K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7" calcext:value-type="float">
            <text:p>7</text:p>
          </table:table-cell>
          <table:table-cell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 office:value-type="string" office:string-value="              " calcext:value-type="string">
            <text:p><text:s text:c="14"/></text:p>
          </table:table-cell>
          <table:table-cell table:formula="of:=IF([.N265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44]; TEXT([.M44];&quot;#,##0.0%&quot;))" office:value-type="string" office:string-value="53.5% =&gt; 642.0%" calcext:value-type="string">
            <text:p>53.5% =&gt; 642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0 " calcext:value-type="string">
            <text:p>x10 </text:p>
          </table:table-cell>
          <table:table-cell table:formula="of:=LEN([.B45])" office:value-type="float" office:value="12" calcext:value-type="float">
            <text:p>12</text:p>
          </table:table-cell>
          <table:table-cell table:formula="of:=[.$E$244]-[.E266]+1+IF([.K45]&lt;10;1;0)" office:value-type="float" office:value="19" calcext:value-type="float">
            <text:p>19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30" calcext:value-type="float">
            <text:p>30</text:p>
          </table:table-cell>
          <table:table-cell/>
          <table:table-cell table:formula="of:=IF([.I266]&lt;10; &quot;  &quot;; &quot; &quot;)" office:value-type="string" office:string-value=" " calcext:value-type="string">
            <text:p><text:s/></text:p>
          </table:table-cell>
          <table:table-cell table:formula="of:=REPT(&quot; &quot;; [.F266])" office:value-type="string" office:string-value="                   " calcext:value-type="string">
            <text:p><text:s text:c="19"/></text:p>
          </table:table-cell>
          <table:table-cell table:formula="of:=IF([.N266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44]; TEXT([.M45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formula="of:=REPT(&quot; &quot;; [.F267])">
            <text:p/>
          </table:table-cell>
          <table:table-cell table:formula="of:=IF([.N26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formula="of:=REPT(&quot; &quot;; [.F268])">
            <text:p/>
          </table:table-cell>
          <table:table-cell table:formula="of:=IF([.N26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9 " calcext:value-type="string">
            <text:p>x9 </text:p>
          </table:table-cell>
          <table:table-cell table:formula="of:=LEN([.B48])" office:value-type="float" office:value="16" calcext:value-type="float">
            <text:p>16</text:p>
          </table:table-cell>
          <table:table-cell table:formula="of:=[.$E$244]-[.E269]+1+IF([.K48]&lt;10;1;0)" office:value-type="float" office:value="16" calcext:value-type="float">
            <text:p>16</text:p>
          </table:table-cell>
          <table:table-cell/>
          <table:table-cell table:formula="of:=[.C48]" office:value-type="float" office:value="3" calcext:value-type="float">
            <text:p>3</text:p>
          </table:table-cell>
          <table:table-cell table:formula="of:=[.D48]" office:value-type="float" office:value="30" calcext:value-type="float">
            <text:p>30</text:p>
          </table:table-cell>
          <table:table-cell/>
          <table:table-cell table:formula="of:=IF([.I269]&lt;10; &quot;  &quot;; &quot; &quot;)" office:value-type="string" office:string-value=" " calcext:value-type="string">
            <text:p><text:s/></text:p>
          </table:table-cell>
          <table:table-cell table:formula="of:=REPT(&quot; &quot;; [.F269])" office:value-type="string" office:string-value="                " calcext:value-type="string">
            <text:p><text:s text:c="16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13 " calcext:value-type="string">
            <text:p>x13 </text:p>
          </table:table-cell>
          <table:table-cell table:formula="of:=LEN([.B49])" office:value-type="float" office:value="17" calcext:value-type="float">
            <text:p>17</text:p>
          </table:table-cell>
          <table:table-cell table:formula="of:=[.$E$244]-[.E270]+1+IF([.K49]&lt;10;1;0)" office:value-type="float" office:value="14" calcext:value-type="float">
            <text:p>14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0]&lt;10; &quot;  &quot;; &quot; &quot;)" office:value-type="string" office:string-value=" " calcext:value-type="string">
            <text:p><text:s/></text:p>
          </table:table-cell>
          <table:table-cell table:formula="of:=REPT(&quot; &quot;; [.F270])" office:value-type="string" office:string-value="              " calcext:value-type="string">
            <text:p><text:s text:c="14"/></text:p>
          </table:table-cell>
          <table:table-cell table:formula="of:=IF([.N270]=&quot;&quot;;&quot;&quot;;&quot;[&quot;)" office:value-type="string" office:string-value="[" calcext:value-type="string">
            <text:p>[</text:p>
          </table:table-cell>
          <table:table-cell table:formula="of:=COM.MICROSOFT.CONCAT(TEXT([.L49];&quot;#,##0.0%&quot;);[.$N$244]; TEXT([.M49];&quot;#,##0.0%&quot;))" office:value-type="string" office:string-value="75.0% =&gt; 975.0%" calcext:value-type="string">
            <text:p>75.0% =&gt; 975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4 " calcext:value-type="string">
            <text:p>x4 </text:p>
          </table:table-cell>
          <table:table-cell table:formula="of:=LEN([.B50])" office:value-type="float" office:value="11" calcext:value-type="float">
            <text:p>11</text:p>
          </table:table-cell>
          <table:table-cell table:formula="of:=[.$E$244]-[.E271]+1+IF([.K50]&lt;10;1;0)" office:value-type="float" office:value="21" calcext:value-type="float">
            <text:p>21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30" calcext:value-type="float">
            <text:p>30</text:p>
          </table:table-cell>
          <table:table-cell/>
          <table:table-cell table:formula="of:=IF([.I271]&lt;10; &quot;  &quot;; &quot; &quot;)" office:value-type="string" office:string-value=" " calcext:value-type="string">
            <text:p><text:s/></text:p>
          </table:table-cell>
          <table:table-cell table:formula="of:=REPT(&quot; &quot;; [.F271])" office:value-type="string" office:string-value="                     " calcext:value-type="string">
            <text:p><text:s text:c="21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2" calcext:value-type="float">
            <text:p>12</text:p>
          </table:table-cell>
          <table:table-cell table:formula="of:=[.$E$244]-[.E272]+1+IF([.K51]&lt;10;1;0)" office:value-type="float" office:value="20" calcext:value-type="float">
            <text:p>20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30" calcext:value-type="float">
            <text:p>30</text:p>
          </table:table-cell>
          <table:table-cell/>
          <table:table-cell table:formula="of:=IF([.I272]&lt;10; &quot;  &quot;; &quot; &quot;)" office:value-type="string" office:string-value=" " calcext:value-type="string">
            <text:p><text:s/></text:p>
          </table:table-cell>
          <table:table-cell table:formula="of:=REPT(&quot; &quot;; [.F272])" office:value-type="string" office:string-value="                    " calcext:value-type="string">
            <text:p><text:s text:c="20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2]; &quot;x# &quot;)" office:value-type="string" office:string-value="x14 " calcext:value-type="string">
            <text:p>x14 </text:p>
          </table:table-cell>
          <table:table-cell table:style-name="ce21" table:formula="of:=LEN([.B52])" office:value-type="float" office:value="16" calcext:value-type="float">
            <text:p>16</text:p>
          </table:table-cell>
          <table:table-cell table:style-name="ce21" table:formula="of:=[.$E$244]-[.E273]+1+IF([.K52]&lt;10;1;0)" office:value-type="float" office:value="15" calcext:value-type="float">
            <text:p>15</text:p>
          </table:table-cell>
          <table:table-cell table:style-name="ce21"/>
          <table:table-cell table:style-name="ce21" table:formula="of:=[.C52]" office:value-type="float" office:value="3" calcext:value-type="float">
            <text:p>3</text:p>
          </table:table-cell>
          <table:table-cell table:style-name="ce21" table:formula="of:=[.D52]" office:value-type="float" office:value="30" calcext:value-type="float">
            <text:p>30</text:p>
          </table:table-cell>
          <table:table-cell table:style-name="ce21"/>
          <table:table-cell table:style-name="ce21" table:formula="of:=IF([.I273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73])" office:value-type="string" office:string-value="               " calcext:value-type="string">
            <text:p><text:s text:c="15"/></text:p>
          </table:table-cell>
          <table:table-cell table:style-name="ce21" table:formula="of:=IF([.N273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2];&quot;#,##0.0%&quot;); [.$N$244]; TEXT([.M52];&quot;#,##0.0%&quot;))" office:value-type="string" office:string-value="50.0% =&gt; 700.0%" calcext:value-type="string">
            <text:p>50.0% =&gt; 70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44]; TEXT([.AN52];&quot;#,##0.0%&quot;))" office:value-type="string" office:string-value="12.0% =&gt; 168.0%" calcext:value-type="string">
            <text:p>12.0% =&gt; 168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2];&quot;#,##0.0%&quot;); [.$N$244]; TEXT([.AK52];&quot;#,##0.0%&quot;))" office:value-type="string" office:string-value="5.0% =&gt; 168.0%" calcext:value-type="string">
            <text:p>5.0% =&gt; 168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44]; TEXT([.AZ52];&quot;#,##0.0%&quot;))" office:value-type="string" office:string-value="20.0% =&gt; 280.0%" calcext:value-type="string">
            <text:p>20.0% =&gt; 28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73]);&quot;#.00%&quot;); [.$N$244]; TEXT((0.5%+0.05%*[.I273])*[.K52];&quot;#.00%&quot;))" office:value-type="string" office:string-value="2.00% =&gt; 28.00%" calcext:value-type="string">
            <text:p>2.00% =&gt; 28.0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3]; &quot;x# &quot;)" office:value-type="string" office:string-value="x13 " calcext:value-type="string">
            <text:p>x13 </text:p>
          </table:table-cell>
          <table:table-cell table:formula="of:=LEN([.B53])" office:value-type="float" office:value="18" calcext:value-type="float">
            <text:p>18</text:p>
          </table:table-cell>
          <table:table-cell table:formula="of:=[.$E$244]-[.E274]+1+IF([.K53]&lt;10;1;0)" office:value-type="float" office:value="13" calcext:value-type="float">
            <text:p>13</text:p>
          </table:table-cell>
          <table:table-cell/>
          <table:table-cell table:formula="of:=[.C53]" office:value-type="float" office:value="3" calcext:value-type="float">
            <text:p>3</text:p>
          </table:table-cell>
          <table:table-cell table:formula="of:=[.D53]" office:value-type="float" office:value="30" calcext:value-type="float">
            <text:p>30</text:p>
          </table:table-cell>
          <table:table-cell/>
          <table:table-cell table:formula="of:=IF([.I274]&lt;10; &quot;  &quot;; &quot; &quot;)" office:value-type="string" office:string-value=" " calcext:value-type="string">
            <text:p><text:s/></text:p>
          </table:table-cell>
          <table:table-cell table:formula="of:=REPT(&quot; &quot;; [.F274])" office:value-type="string" office:string-value="             " calcext:value-type="string">
            <text:p><text:s text:c="13"/></text:p>
          </table:table-cell>
          <table:table-cell table:formula="of:=IF([.N27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2]" office:value-type="float" office:value="2277" calcext:value-type="float">
            <text:p>2277</text:p>
          </table:table-cell>
          <table:table-cell office:value-type="string" calcext:value-type="string">
            <text:p>]: </text:p>
          </table:table-cell>
          <table:table-cell table:formula="of:=[.K7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10 - The Arcane Eternal" calcext:value-type="string">
            <text:p>Class 1: 510 - The Arcane Eternal</text:p>
          </table:table-cell>
        </table:table-row>
        <table:table-row table:style-name="ro1">
          <table:table-cell table:formula="of:=[$Calculations.A2]" office:value-type="string" office:string-value="Class 2: 508 - The Ashen Titan" calcext:value-type="string">
            <text:p>Class 2: 508 - The Ashen Titan</text:p>
          </table:table-cell>
        </table:table-row>
        <table:table-row table:style-name="ro1">
          <table:table-cell table:formula="of:=[$Calculations.A3]" office:value-type="string" office:string-value="Class 3: 500 - The Primordial Arbiter" calcext:value-type="string">
            <text:p>Class 3: 500 - The Primordial Arbit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900% Body Enhancement" calcext:value-type="string">
            <text:p>900% Body Enhancement</text:p>
          </table:table-cell>
        </table:table-row>
        <table:table-row table:style-name="ro1">
          <table:table-cell table:formula="of:=[$Calculations.A6]" office:value-type="string" office:string-value="400% Healing" calcext:value-type="string">
            <text:p>400% Healing</text:p>
          </table:table-cell>
        </table:table-row>
        <table:table-row table:style-name="ro1">
          <table:table-cell table:formula="of:=[$Calculations.A7]" office:value-type="string" office:string-value="200% Ashen" calcext:value-type="string">
            <text:p>200% Ashen</text:p>
          </table:table-cell>
        </table:table-row>
        <table:table-row table:style-name="ro1">
          <table:table-cell table:formula="of:=[$Calculations.A8]" office:value-type="string" office:string-value="300% Space" calcext:value-type="string">
            <text:p>3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]" office:value-type="string" office:string-value="Vit: 1834" calcext:value-type="string">
            <text:p>Vit: 1834</text:p>
          </table:table-cell>
        </table:table-row>
        <table:table-row table:style-name="ro1">
          <table:table-cell table:formula="of:=[$Calculations.A16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7]" office:value-type="string" office:string-value="Str:  535  [8,212.3]" calcext:value-type="string">
            <text:p>Str: <text:s/>535 <text:s/>[8,212.3]</text:p>
          </table:table-cell>
        </table:table-row>
        <table:table-row table:style-name="ro1">
          <table:table-cell table:formula="of:=[$Calculations.A18]" office:value-type="string" office:string-value="Dex:  450  [3,600.0]" calcext:value-type="string">
            <text:p>Dex: <text:s/>450 <text:s/>[3,600.0]</text:p>
          </table:table-cell>
        </table:table-row>
        <table:table-row table:style-name="ro1">
          <table:table-cell table:formula="of:=[$Calculations.A19]" office:value-type="string" office:string-value="Int: 1660 [25,481.0]" calcext:value-type="string">
            <text:p>Int: 1660 [25,481.0]</text:p>
          </table:table-cell>
        </table:table-row>
        <table:table-row table:style-name="ro1">
          <table:table-cell table:formula="of:=[$Calculations.A20]" office:value-type="string" office:string-value="Wis: 1820" calcext:value-type="string">
            <text:p>Wis: 182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2]" office:value-type="string" office:string-value="Resilience: 5,530.0%" calcext:value-type="string">
            <text:p>Resilience: 5,530.0%</text:p>
          </table:table-cell>
        </table:table-row>
        <table:table-row table:style-name="ro1">
          <table:table-cell table:formula="of:=[$Calculations.A23]" office:value-type="string" office:string-value="Speed+:     2,077.0%" calcext:value-type="string">
            <text:p>Speed+: <text:s text:c="4"/>2,077.0%</text:p>
          </table:table-cell>
        </table:table-row>
        <table:table-row table:style-name="ro1">
          <table:table-cell table:formula="of:=[$Calculations.A24]" office:value-type="string" office:string-value="Damage+:    1,950.0%" calcext:value-type="string">
            <text:p>Damage+: <text:s text:c="3"/>1,95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6]" office:value-type="string" office:string-value="Health:   69,692" calcext:value-type="string">
            <text:p>Health: <text:s text:c="2"/>69,692</text:p>
          </table:table-cell>
        </table:table-row>
        <table:table-row table:style-name="ro1">
          <table:table-cell table:formula="of:=[$Calculations.A27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8]" office:value-type="string" office:string-value="Mana:    109,200" calcext:value-type="string">
            <text:p>Mana: <text:s text:c="3"/>109,2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31]" office:value-type="string" office:string-value="hp/sec:   0.34% [234.6] [297.1 seconds]" calcext:value-type="string">
            <text:p>hp/sec: <text:s text:c="2"/>0.34% [234.6] [297.1 seconds]</text:p>
          </table:table-cell>
        </table:table-row>
        <table:table-row table:style-name="ro1">
          <table:table-cell table:formula="of:=[$Calculations.A33]" office:value-type="string" office:string-value="mp/sec:   0.34% [367.6] [297.0 seconds]" calcext:value-type="string">
            <text:p>mp/sec: <text:s text:c="2"/>0.34% [367.6] [297.0 seconds]</text:p>
          </table:table-cell>
        </table:table-row>
        <table:table-row table:style-name="ro1">
          <table:table-cell table:formula="of:=[$Calculations.A34]" office:value-type="string" office:string-value="w/Med:    0.41% [452.8] [241.2 seconds]" calcext:value-type="string">
            <text:p>w/Med: <text:s text:c="3"/>0.41% [452.8] [241.2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6]" office:value-type="string" office:string-value="Mitigation:       98.481%     [hp x  65.89]" calcext:value-type="string">
            <text:p>Mitigation: <text:s text:c="6"/>98.481% <text:s text:c="4"/>[hp x <text:s/>65.89]</text:p>
          </table:table-cell>
        </table:table-row>
        <table:table-row table:style-name="ro1">
          <table:table-cell table:formula="of:=[$Calculations.A37]" office:value-type="string" office:string-value="Effective Health: 4,533,464.6 [hp x 250.38]" calcext:value-type="string">
            <text:p>Effective Health: 4,533,464.6 [hp x 250.38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9]" office:value-type="string" office:string-value="First: The Arcane Eternal" calcext:value-type="string">
            <text:p>First: The Arcane Eternal</text:p>
          </table:table-cell>
        </table:table-row>
        <table:table-row table:style-name="ro1">
          <table:table-cell table:formula="of:=[$Calculations.A40]" office:value-type="string" office:string-value="3-30 Archon Strike                   x5 " calcext:value-type="string">
            <text:p>3-30 Archon Strike <text:s text:c="18"/>x5 </text:p>
          </table:table-cell>
        </table:table-row>
        <table:table-row table:style-name="ro1">
          <table:table-cell table:formula="of:=[$Calculations.A41]" office:value-type="string" office:string-value="3-9  Sentinel Reconstruction [E]     x5 " calcext:value-type="string">
            <text:p>3-9 <text:s/>Sentinel Reconstruction [E] <text:s text:c="4"/>x5 </text:p>
          </table:table-cell>
        </table:table-row>
        <table:table-row table:style-name="ro1">
          <table:table-cell table:formula="of:=[$Calculations.A42]" office:value-type="string" office:string-value="3-7  Azarinth Awakening [E]         x10 [73.5% =&gt; 735.0% Resilience, Speed, Intelligence and Strength]" calcext:value-type="string">
            <text:p>3-7 <text:s/>Azarinth Awakening [E] <text:s text:c="8"/>x10 [73.5% =&gt; 735.0% Resilience, Speed, Intelligence and Strength]</text:p>
          </table:table-cell>
        </table:table-row>
        <table:table-row table:style-name="ro1">
          <table:table-cell table:formula="of:=[$Calculations.A43]" office:value-type="string" office:string-value="3-5  Transfer [E]                    x1 " calcext:value-type="string">
            <text:p>3-5 <text:s/>Transfer [E] <text:s text:c="19"/>x1 </text:p>
          </table:table-cell>
        </table:table-row>
        <table:table-row table:style-name="ro1">
          <table:table-cell table:formula="of:=[$Calculations.A44]" office:value-type="string" office:string-value="3-30 Arcane Dominion                 x1 " calcext:value-type="string">
            <text:p>3-30 Arcane Dominion <text:s text:c="16"/>x1 </text:p>
          </table:table-cell>
        </table:table-row>
        <table:table-row table:style-name="ro1">
          <table:table-cell table:formula="of:=[$Calculations.A45]" office:value-type="string" office:string-value="3-8  Sentinel Core [E]              x14 [44.0% =&gt; 616.0% Durability, 124.0% =&gt; 1,736.0% Health Regen, 25.0% =&gt; 350.0% Magic Resistance]" calcext:value-type="string">
            <text:p>3-8 <text:s/>Sentinel Core [E] <text:s text:c="13"/>x14 [44.0% =&gt; 616.0% Durability, 124.0% =&gt; 1,736.0% Health Regen, 25.0% =&gt; 350.0% Magic Resistance]</text:p>
          </table:table-cell>
        </table:table-row>
        <table:table-row table:style-name="ro1">
          <table:table-cell table:formula="of:=[$Calculations.A46]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</table:table-row>
        <table:table-row table:style-name="ro1">
          <table:table-cell table:formula="of:=[$Calculations.A47]" office:value-type="string" office:string-value="3-30 Eternal Huntress               x10 " calcext:value-type="string">
            <text:p>3-30 Eternal Huntress <text:s text:c="14"/>x10 </text:p>
          </table:table-cell>
        </table:table-row>
        <table:table-row table:style-name="ro1">
          <table:table-cell table:formula="of:=[$Calculations.A48]" office:value-type="string" office:string-value="3-30 Eternal Sight                  x10 " calcext:value-type="string">
            <text:p>3-30 Eternal Sight <text:s text:c="17"/>x10 </text:p>
          </table:table-cell>
        </table:table-row>
        <table:table-row table:style-name="ro1">
          <table:table-cell table:formula="of:=[$Calculations.A49]" office:value-type="string" office:string-value="3-6  Arcane Circulation [E]         x10 [112.5% to Deconstruction/Reconstruction]" calcext:value-type="string">
            <text:p>3-6 <text:s/>Arcane Circulation [E] <text:s text:c="8"/>x10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1]" office:value-type="string" office:string-value="Second: The Ashen Titan" calcext:value-type="string">
            <text:p>Second: The Ashen Titan</text:p>
          </table:table-cell>
        </table:table-row>
        <table:table-row table:style-name="ro1">
          <table:table-cell table:formula="of:=[$Calculations.A52]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</table:table-row>
        <table:table-row table:style-name="ro1">
          <table:table-cell table:formula="of:=[$Calculations.A53]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</table:table-row>
        <table:table-row table:style-name="ro1">
          <table:table-cell table:formula="of:=[$Calculations.A54]" office:value-type="string" office:string-value="3-30 Origin of Ash and Embers        x3 " calcext:value-type="string">
            <text:p>3-30 Origin of Ash and Embers <text:s text:c="7"/>x3 </text:p>
          </table:table-cell>
        </table:table-row>
        <table:table-row table:style-name="ro1">
          <table:table-cell table:formula="of:=[$Calculations.A55]" office:value-type="string" office:string-value="3-30 Embered Heart                  x12 " calcext:value-type="string">
            <text:p>3-30 Embered Heart <text:s text:c="17"/>x12 </text:p>
          </table:table-cell>
        </table:table-row>
        <table:table-row table:style-name="ro1">
          <table:table-cell table:formula="of:=[$Calculations.A56]" office:value-type="string" office:string-value="3-30 Tempered Seal                   x3 " calcext:value-type="string">
            <text:p>3-30 Tempered Seal <text:s text:c="18"/>x3 </text:p>
          </table:table-cell>
        </table:table-row>
        <table:table-row table:style-name="ro1">
          <table:table-cell table:formula="of:=[$Calculations.A57]" office:value-type="string" office:string-value="3-9  Authority of Ash and Ember [E]  x3 " calcext:value-type="string">
            <text:p>3-9 <text:s/>Authority of Ash and Ember [E] <text:s/>x3 </text:p>
          </table:table-cell>
        </table:table-row>
        <table:table-row table:style-name="ro1">
          <table:table-cell table:formula="of:=[$Calculations.A58]" office:value-type="string" office:string-value="3-6  Ashen Wings [E]                x12 " calcext:value-type="string">
            <text:p>3-6 <text:s/>Ashen Wings [E] <text:s text:c="15"/>x12 </text:p>
          </table:table-cell>
        </table:table-row>
        <table:table-row table:style-name="ro1">
          <table:table-cell table:formula="of:=[$Calculations.A59]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</table:table-row>
        <table:table-row table:style-name="ro1">
          <table:table-cell table:formula="of:=[$Calculations.A60]" office:value-type="string" office:string-value="3-7  Avatar of Ash [E]              x12 [53.5% =&gt; 642.0% Reflexes and Speed]" calcext:value-type="string">
            <text:p>3-7 <text:s/>Avatar of Ash [E] <text:s text:c="13"/>x12 [53.5% =&gt; 642.0% Reflexes and Speed]</text:p>
          </table:table-cell>
        </table:table-row>
        <table:table-row table:style-name="ro1">
          <table:table-cell table:formula="of:=[$Calculations.A61]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3]" office:value-type="string" office:string-value="Third: The Primordial Arbiter" calcext:value-type="string">
            <text:p>Third: The Primordial Arbiter</text:p>
          </table:table-cell>
        </table:table-row>
        <table:table-row table:style-name="ro1">
          <table:table-cell table:formula="of:=[$Calculations.A64]" office:value-type="string" office:string-value="3-30 Primordial Shift                x9 " calcext:value-type="string">
            <text:p>3-30 Primordial Shift <text:s text:c="15"/>x9 </text:p>
          </table:table-cell>
        </table:table-row>
        <table:table-row table:style-name="ro1">
          <table:table-cell table:formula="of:=[$Calculations.A65]" office:value-type="string" office:string-value="3-30 Fires of Creation              x13 [75.0% =&gt; 975.0% Resilience]" calcext:value-type="string">
            <text:p>3-30 Fires of Creation <text:s text:c="13"/>x13 [75.0% =&gt; 975.0% Resilience]</text:p>
          </table:table-cell>
        </table:table-row>
        <table:table-row table:style-name="ro1">
          <table:table-cell table:formula="of:=[$Calculations.A66]" office:value-type="string" office:string-value="3-30 Fabric Tear                     x4 " calcext:value-type="string">
            <text:p>3-30 Fabric Tear <text:s text:c="20"/>x4 </text:p>
          </table:table-cell>
        </table:table-row>
        <table:table-row table:style-name="ro1">
          <table:table-cell table:formula="of:=[$Calculations.A67]" office:value-type="string" office:string-value="3-30 Reality Warp                    x4 " calcext:value-type="string">
            <text:p>3-30 Reality Warp <text:s text:c="19"/>x4 </text:p>
          </table:table-cell>
        </table:table-row>
        <table:table-row table:style-name="ro1">
          <table:table-cell table:formula="of:=[$Calculations.A68]" office:value-type="string" office:string-value="3-30 Primordial Flesh               x14 [50.0% =&gt; 700.0% Resilience, 12.0% =&gt; 168.0% Physical Resistance, 5.0% =&gt; 168.0% Magic Resistance, 20.0% =&gt; 280.0% Health, 2.00% =&gt; 28.00%/minute]" calcext:value-type="string">
            <text:p>3-30 Primordial Flesh <text:s text:c="14"/>x14 [50.0% =&gt; 700.0% Resilience, 12.0% =&gt; 168.0% Physical Resistance, 5.0% =&gt; 168.0% Magic Resistance, 20.0% =&gt; 280.0% Health, 2.00% =&gt; 28.00%/minute]</text:p>
          </table:table-cell>
        </table:table-row>
        <table:table-row table:style-name="ro1">
          <table:table-cell table:formula="of:=[$Calculations.A69]" office:value-type="string" office:string-value="3-30 Space Manipulation             x13 " calcext:value-type="string">
            <text:p>3-30 Space Manipulation <text:s text:c="12"/>x13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72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75]" office:value-type="string" office:string-value="1-6  Dancing" calcext:value-type="string">
            <text:p>1-6 <text:s/>Dancing</text:p>
          </table:table-cell>
        </table:table-row>
        <table:table-row table:style-name="ro1">
          <table:table-cell table:formula="of:=[$Calculations.A76]" office:value-type="string" office:string-value="3-21 Deviant of Humanity" calcext:value-type="string">
            <text:p>3-21 Deviant of Humanity</text:p>
          </table:table-cell>
        </table:table-row>
        <table:table-row table:style-name="ro1">
          <table:table-cell table:formula="of:=[$Calculations.A7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7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80]" office:value-type="string" office:string-value="1-7  Gourmet" calcext:value-type="string">
            <text:p>1-7 <text:s/>Gourmet</text:p>
          </table:table-cell>
        </table:table-row>
        <table:table-row table:style-name="ro1">
          <table:table-cell table:formula="of:=[$Calculations.A81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8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83]" office:value-type="string" office:string-value="2-2  Identify" calcext:value-type="string">
            <text:p>2-2 <text:s/>Identify</text:p>
          </table:table-cell>
        </table:table-row>
        <table:table-row table:style-name="ro1">
          <table:table-cell table:formula="of:=[$Calculations.A85]" office:value-type="string" office:string-value="3-16 Meditation" calcext:value-type="string">
            <text:p>3-16 Meditation</text:p>
          </table:table-cell>
        </table:table-row>
        <table:table-row table:style-name="ro1">
          <table:table-cell table:formula="of:=[$Calculations.A89]" office:value-type="string" office:string-value="3-14 Monster Hunter" calcext:value-type="string">
            <text:p>3-14 Monster Hunter</text:p>
          </table:table-cell>
        </table:table-row>
        <table:table-row table:style-name="ro1">
          <table:table-cell table:formula="of:=[$Calculations.A91]" office:value-type="string" office:string-value="2-10 Oxygen Repository" calcext:value-type="string">
            <text:p>2-10 Oxygen Repository</text:p>
          </table:table-cell>
        </table:table-row>
        <table:table-row table:style-name="ro1">
          <table:table-cell table:formula="of:=[$Calculations.A92]" office:value-type="string" office:string-value="2-13 Sage of Torment" calcext:value-type="string">
            <text:p>2-13 Sage of Torment</text:p>
          </table:table-cell>
        </table:table-row>
        <table:table-row table:style-name="ro1">
          <table:table-cell table:formula="of:=[$Calculations.A93]" office:value-type="string" office:string-value="1-11 Soul Perception" calcext:value-type="string">
            <text:p>1-11 Soul Perception</text:p>
          </table:table-cell>
        </table:table-row>
        <table:table-row table:style-name="ro1">
          <table:table-cell table:formula="of:=[$Calculations.A95]" office:value-type="string" office:string-value="1-8  Teaching" calcext:value-type="string">
            <text:p>1-8 <text:s/>Teaching</text:p>
          </table:table-cell>
        </table:table-row>
        <table:table-row table:style-name="ro1">
          <table:table-cell table:formula="of:=[$Calculations.A97]" office:value-type="string" office:string-value="3-30 Veteran" calcext:value-type="string">
            <text:p>3-30 Veteran</text:p>
          </table:table-cell>
        </table:table-row>
        <table:table-row table:style-name="ro1">
          <table:table-cell table:formula="of:=[$Calculations.A98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0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101]" office:value-type="string" office:string-value="3-21  [71% - 95%] Arcane Magic Resistance" calcext:value-type="string">
            <text:p>3-21 <text:s/>[71% - 95%] Arcane Magic Resistance</text:p>
          </table:table-cell>
        </table:table-row>
        <table:table-row table:style-name="ro1">
          <table:table-cell table:formula="of:=[$Calculations.A102]" office:value-type="string" office:string-value="2-4   [29% - 48%] Ash Magic Resistance" calcext:value-type="string">
            <text:p>2-4 <text:s text:c="2"/>[29% - 48%] Ash Magic Resistance</text:p>
          </table:table-cell>
        </table:table-row>
        <table:table-row table:style-name="ro1">
          <table:table-cell table:formula="of:=[$Calculations.A103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104]" office:value-type="string" office:string-value="3-7   [57% - 94%] Blast Resistance" calcext:value-type="string">
            <text:p>3-7 <text:s text:c="2"/>[57% - 94%] Blast Resistance</text:p>
          </table:table-cell>
        </table:table-row>
        <table:table-row table:style-name="ro1">
          <table:table-cell table:formula="of:=[$Calculations.A105]" office:value-type="string" office:string-value="2-2   [27% - 44%] Blight Resistance" calcext:value-type="string">
            <text:p>2-2 <text:s text:c="2"/>[27% - 44%] Blight Resistance</text:p>
          </table:table-cell>
        </table:table-row>
        <table:table-row table:style-name="ro1">
          <table:table-cell table:formula="of:=[$Calculations.A106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107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108]" office:value-type="string" office:string-value="2-18  [43% - 76%] Bone Magic Resistance" calcext:value-type="string">
            <text:p>2-18 <text:s/>[43% - 76%] Bone Magic Resistance</text:p>
          </table:table-cell>
        </table:table-row>
        <table:table-row table:style-name="ro1">
          <table:table-cell table:formula="of:=[$Calculations.A109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110]" office:value-type="string" office:string-value="2-15  [40% - 70%] Crystal Resistance" calcext:value-type="string">
            <text:p>2-15 <text:s/>[40% - 70%] Crystal Resistance</text:p>
          </table:table-cell>
        </table:table-row>
        <table:table-row table:style-name="ro1">
          <table:table-cell table:formula="of:=[$Calculations.A111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113]" office:value-type="string" office:string-value="2-7   [32% - 54%] Dark Magic Resistance" calcext:value-type="string">
            <text:p>2-7 <text:s text:c="2"/>[32% - 54%] Dark Magic Resistance</text:p>
          </table:table-cell>
        </table:table-row>
        <table:table-row table:style-name="ro1">
          <table:table-cell table:formula="of:=[$Calculations.A114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16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17]" office:value-type="string" office:string-value="1-10  [10% - 20%] Divination Magic Resistance" calcext:value-type="string">
            <text:p>1-10 <text:s/>[10% - 20%] Divination Magic Resistance</text:p>
          </table:table-cell>
        </table:table-row>
        <table:table-row table:style-name="ro1">
          <table:table-cell table:formula="of:=[$Calculations.A118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19]" office:value-type="string" office:string-value="3-5   [55% - 90%] Earth Resistance" calcext:value-type="string">
            <text:p>3-5 <text:s text:c="2"/>[55% - 90%] Earth Resistance</text:p>
          </table:table-cell>
        </table:table-row>
        <table:table-row table:style-name="ro1">
          <table:table-cell table:formula="of:=[$Calculations.A120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21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22]" office:value-type="string" office:string-value="1-11  [11% - 22%] Flesh Magic Resistance" calcext:value-type="string">
            <text:p>1-11 <text:s/>[11% - 22%] Flesh Magic Resistance</text:p>
          </table:table-cell>
        </table:table-row>
        <table:table-row table:style-name="ro1">
          <table:table-cell table:formula="of:=[$Calculations.A124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25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26]" office:value-type="string" office:string-value="3-23  [73% - 95%] Heat Resistance" calcext:value-type="string">
            <text:p>3-23 <text:s/>[73% - 95%] Heat Resistance</text:p>
          </table:table-cell>
        </table:table-row>
        <table:table-row table:style-name="ro1">
          <table:table-cell table:formula="of:=[$Calculations.A127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28]" office:value-type="string" office:string-value="3-9   [59% - 95%] Lava Magic Resistance" calcext:value-type="string">
            <text:p>3-9 <text:s text:c="2"/>[59% - 95%] Lava Magic Resistance</text:p>
          </table:table-cell>
        </table:table-row>
        <table:table-row table:style-name="ro1">
          <table:table-cell table:formula="of:=[$Calculations.A129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30]" office:value-type="string" office:string-value="3-10  [60% - 95%] Lightning Resistance" calcext:value-type="string">
            <text:p>3-10 <text:s/>[60% - 95%] Lightning Resistance</text:p>
          </table:table-cell>
        </table:table-row>
        <table:table-row table:style-name="ro1">
          <table:table-cell table:formula="of:=[$Calculations.A132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33]" office:value-type="string" office:string-value="3-18  [68% - 95%] Mental Resistance" calcext:value-type="string">
            <text:p>3-18 <text:s/>[68% - 95%] Mental Resistance</text:p>
          </table:table-cell>
        </table:table-row>
        <table:table-row table:style-name="ro1">
          <table:table-cell table:formula="of:=[$Calculations.A134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35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36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38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39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40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41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42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44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45]" office:value-type="string" office:string-value="2-4   [29% - 48%] Smoke Magic Resistance" calcext:value-type="string">
            <text:p>2-4 <text:s text:c="2"/>[29% - 48%] Smoke Magic Resistance</text:p>
          </table:table-cell>
        </table:table-row>
        <table:table-row table:style-name="ro1">
          <table:table-cell table:formula="of:=[$Calculations.A146]" office:value-type="string" office:string-value="2-16  [41% - 72%] Soul Magic Resistance" calcext:value-type="string">
            <text:p>2-16 <text:s/>[41% - 72%] Soul Magic Resistance</text:p>
          </table:table-cell>
        </table:table-row>
        <table:table-row table:style-name="ro1">
          <table:table-cell table:formula="of:=[$Calculations.A147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48]" office:value-type="string" office:string-value="3-7   [57% - 94%] Space Magic Resistance" calcext:value-type="string">
            <text:p>3-7 <text:s text:c="2"/>[57% - 94%] Space Magic Resistance</text:p>
          </table:table-cell>
        </table:table-row>
        <table:table-row table:style-name="ro1">
          <table:table-cell table:formula="of:=[$Calculations.A149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51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52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53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54]" office:value-type="string" office:string-value="3-16  [66% - 95%] Void Magic Resistance" calcext:value-type="string">
            <text:p>3-16 <text:s/>[66% - 95%] Void Magic Resistance</text:p>
          </table:table-cell>
        </table:table-row>
        <table:table-row table:style-name="ro1">
          <table:table-cell table:formula="of:=[$Calculations.A155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56]" office:value-type="string" office:string-value="3-10  [60% - 95%] Wind Resistance" calcext:value-type="string">
            <text:p>3-10 <text:s/>[60% - 95%] Wind Resistance</text:p>
          </table:table-cell>
        </table:table-row>
        <table:table-row table:style-name="ro1">
          <table:table-cell table:formula="of:=[$Calculations.A157]" office:value-type="string" office:string-value="3-1   [51% - 82%] Wood Magic Resistance" calcext:value-type="string">
            <text:p>3-1 <text:s text:c="2"/>[51% - 82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9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60]" office:value-type="string" office:string-value="23 2nd tier" calcext:value-type="string">
            <text:p>23 2nd tier</text:p>
          </table:table-cell>
        </table:table-row>
        <table:table-row table:style-name="ro1">
          <table:table-cell table:formula="of:=[$Calculations.A161]" office:value-type="string" office:string-value="18 3rd tier" calcext:value-type="string">
            <text:p>18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3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9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70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7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7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72]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</table:table-row>
        <table:table-row table:style-name="ro1">
          <table:table-cell table:formula="of:=[$Calculations.A173]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</table:table-row>
        <table:table-row table:style-name="ro1">
          <table:table-cell table:formula="of:=[$Calculations.A174]" office:value-type="string" office:string-value="        The fires flowing through you have hardened your bones and muscles - Primordial Flesh 2nd" calcext:value-type="string">
            <text:p><text:s text:c="8"/>The fires flowing through you have hardened your bones and muscles - Primordial Flesh 2nd</text:p>
          </table:table-cell>
        </table:table-row>
        <table:table-row table:style-name="ro1">
          <table:table-cell table:formula="of:=[$Calculations.A176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77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78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79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80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81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82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84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85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86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87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8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89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90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92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93]" office:value-type="string" office:string-value="                [565%] more dense." calcext:value-type="string">
            <text:p><text:s text:c="16"/>[565%] more dense.</text:p>
          </table:table-cell>
        </table:table-row>
        <table:table-row table:style-name="ro1">
          <table:table-cell table:formula="of:=[$Calculations.A19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95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9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97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98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99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200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20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20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202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203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13:06:42.1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24T13:06:55.188000000</dc:date>
    <meta:generator>LibreOffice/7.0.5.2$Windows_X86_64 LibreOffice_project/64390860c6cd0aca4beafafcfd84613dd9dfb63a</meta:generator>
    <meta:editing-duration>P1DT3H44M36S</meta:editing-duration>
    <meta:editing-cycles>172</meta:editing-cycles>
    <meta:document-statistic meta:table-count="2" meta:cell-count="2257" meta:object-count="0"/>
    <meta:user-defined meta:name="AppVersion">16.0300</meta:user-defined>
  </office:meta>
</office:document-meta>
</file>